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swiss"/>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71in" fo:margin-left="-0.0063in" fo:margin-top="0in" fo:margin-bottom="0in" table:align="left" fo:background-color="#ced7e7" style:writing-mode="lr-tb">
        <style:background-image/>
      </style:table-properties>
    </style:style>
    <style:style style:name="Table1.A" style:family="table-column">
      <style:table-column-properties style:column-width="0.6868in"/>
    </style:style>
    <style:style style:name="Table1.B" style:family="table-column">
      <style:table-column-properties style:column-width="1.1875in"/>
    </style:style>
    <style:style style:name="Table1.C" style:family="table-column">
      <style:table-column-properties style:column-width="1.375in"/>
    </style:style>
    <style:style style:name="Table1.D" style:family="table-column">
      <style:table-column-properties style:column-width="3.6778in"/>
    </style:style>
    <style:style style:name="Table1.1" style:family="table-row">
      <style:table-row-properties style:min-row-height="0.4132in" fo:keep-together="auto"/>
    </style:style>
    <style:style style:name="Table1.A1" style:family="table-cell">
      <style:table-cell-properties style:vertical-align="" fo:background-color="#ffffff" fo:padding="0.0556in" fo:border="0.25pt solid #000001">
        <style:background-image/>
      </style:table-cell-properties>
    </style:style>
    <style:style style:name="Table1.2" style:family="table-row">
      <style:table-row-properties style:min-row-height="0.2049in" fo:keep-together="auto"/>
    </style:style>
    <style:style style:name="Table2" style:family="table">
      <style:table-properties style:width="5.6931in" fo:margin-left="-0.0743in" fo:margin-top="0in" fo:margin-bottom="0in" table:align="left" fo:background-color="#ffffff" style:writing-mode="lr-tb">
        <style:background-image/>
      </style:table-properties>
    </style:style>
    <style:style style:name="Table2.A" style:family="table-column">
      <style:table-column-properties style:column-width="1.3604in"/>
    </style:style>
    <style:style style:name="Table2.C" style:family="table-column">
      <style:table-column-properties style:column-width="2.9722in"/>
    </style:style>
    <style:style style:name="Table2.1" style:family="table-row">
      <style:table-row-properties style:min-row-height="0.1743in" fo:keep-together="auto"/>
    </style:style>
    <style:style style:name="Table2.A1" style:family="table-cell">
      <style:table-cell-properties style:vertical-align="" fo:background-color="#bdc0bf" fo:padding="0.0556in" fo:border-left="0.25pt solid #000001" fo:border-right="0.25pt solid #000001" fo:border-top="0.25pt solid #000001" fo:border-bottom="0.75pt solid #000001">
        <style:background-image/>
      </style:table-cell-properties>
    </style:style>
    <style:style style:name="Table2.A2" style:family="table-cell">
      <style:table-cell-properties style:vertical-align="" fo:background-color="#dbdbdb" fo:padding="0.0556in" fo:border-left="0.25pt solid #000001" fo:border-right="0.75pt solid #000001" fo:border-top="0.75pt solid #000001" fo:border-bottom="0.25pt solid #000001">
        <style:background-image/>
      </style:table-cell-properties>
    </style:style>
    <style:style style:name="Table2.B2" style:family="table-cell">
      <style:table-cell-properties style:vertical-align="" fo:background-color="#ffffff" fo:padding="0.0556in" fo:border-left="0.75pt solid #000001" fo:border-right="0.25pt solid #000001" fo:border-top="0.75pt solid #000001" fo:border-bottom="0.25pt solid #000001">
        <style:background-image/>
      </style:table-cell-properties>
    </style:style>
    <style:style style:name="Table2.C2" style:family="table-cell">
      <style:table-cell-properties style:vertical-align="" fo:background-color="#ffffff" fo:padding="0.0556in" fo:border-left="0.25pt solid #000001" fo:border-right="0.25pt solid #000001" fo:border-top="0.75pt solid #000001" fo:border-bottom="0.25pt solid #000001">
        <style:background-image/>
      </style:table-cell-properties>
    </style:style>
    <style:style style:name="Table2.3" style:family="table-row">
      <style:table-row-properties style:min-row-height="0.1715in" fo:keep-together="auto"/>
    </style:style>
    <style:style style:name="Table2.A3" style:family="table-cell">
      <style:table-cell-properties style:vertical-align="" fo:background-color="#dbdbdb" fo:padding="0.0556in" fo:border-left="0.25pt solid #000001" fo:border-right="0.75pt solid #000001" fo:border-top="0.25pt solid #000001" fo:border-bottom="0.25pt solid #000001">
        <style:background-image/>
      </style:table-cell-properties>
    </style:style>
    <style:style style:name="Table2.B3" style:family="table-cell">
      <style:table-cell-properties style:vertical-align="" fo:background-color="#ffffff" fo:padding="0.0556in" fo:border-left="0.75pt solid #000001" fo:border-right="0.25pt solid #000001" fo:border-top="0.25pt solid #000001" fo:border-bottom="0.25pt solid #000001">
        <style:background-image/>
      </style:table-cell-properties>
    </style:style>
    <style:style style:name="Table2.C3" style:family="table-cell">
      <style:table-cell-properties style:vertical-align="" fo:background-color="#ffffff" fo:padding="0.0556in" fo:border="0.25pt solid #000001">
        <style:background-image/>
      </style:table-cell-properties>
    </style:style>
    <style:style style:name="Table3" style:family="table">
      <style:table-properties style:width="6.925in" fo:margin-left="-0.0014in" fo:margin-top="0in" fo:margin-bottom="0in" table:align="left" fo:background-color="#ffffff" style:writing-mode="lr-tb">
        <style:background-image/>
      </style:table-properties>
    </style:style>
    <style:style style:name="Table3.A" style:family="table-column">
      <style:table-column-properties style:column-width="1.3847in"/>
    </style:style>
    <style:style style:name="Table3.B" style:family="table-column">
      <style:table-column-properties style:column-width="1.3833in"/>
    </style:style>
    <style:style style:name="Table3.C" style:family="table-column">
      <style:table-column-properties style:column-width="1.3854in"/>
    </style:style>
    <style:style style:name="Table3.D" style:family="table-column">
      <style:table-column-properties style:column-width="1.384in"/>
    </style:style>
    <style:style style:name="Table3.E" style:family="table-column">
      <style:table-column-properties style:column-width="1.3875in"/>
    </style:style>
    <style:style style:name="Table3.1" style:family="table-row">
      <style:table-row-properties style:min-row-height="0.2778in" fo:keep-together="auto"/>
    </style:style>
    <style:style style:name="Table3.A1" style:family="table-cell">
      <style:table-cell-properties style:vertical-align="middle" fo:background-color="#ffffff" fo:padding="0.0556in" fo:border="none">
        <style:background-image/>
      </style:table-cell-properties>
    </style:style>
    <style:style style:name="Table3.2" style:family="table-row">
      <style:table-row-properties style:min-row-height="0.1743in" fo:keep-together="auto"/>
    </style:style>
    <style:style style:name="Table3.A2" style:family="table-cell">
      <style:table-cell-properties style:vertical-align="" fo:background-color="#bdc0bf" fo:padding="0.0556in" fo:border-left="0.25pt solid #000001" fo:border-right="0.25pt solid #000001" fo:border-top="0.25pt solid #000001" fo:border-bottom="0.75pt solid #000001">
        <style:background-image/>
      </style:table-cell-properties>
    </style:style>
    <style:style style:name="Table3.A3" style:family="table-cell">
      <style:table-cell-properties style:vertical-align="" fo:background-color="#dbdbdb" fo:padding="0.0556in" fo:border-left="0.25pt solid #000001" fo:border-right="0.75pt solid #000001" fo:border-top="0.75pt solid #000001" fo:border-bottom="0.25pt solid #000001">
        <style:background-image/>
      </style:table-cell-properties>
    </style:style>
    <style:style style:name="Table3.B3" style:family="table-cell">
      <style:table-cell-properties style:vertical-align="" fo:background-color="#ffffff" fo:padding="0.0556in" fo:border-left="0.75pt solid #000001" fo:border-right="0.25pt solid #000001" fo:border-top="0.75pt solid #000001" fo:border-bottom="0.25pt solid #000001">
        <style:background-image/>
      </style:table-cell-properties>
    </style:style>
    <style:style style:name="Table3.C3" style:family="table-cell">
      <style:table-cell-properties style:vertical-align="" fo:background-color="#ffffff" fo:padding="0.0556in" fo:border-left="0.25pt solid #000001" fo:border-right="0.25pt solid #000001" fo:border-top="0.75pt solid #000001" fo:border-bottom="0.25pt solid #000001">
        <style:background-image/>
      </style:table-cell-properties>
    </style:style>
    <style:style style:name="Table3.4" style:family="table-row">
      <style:table-row-properties style:min-row-height="0.1715in" fo:keep-together="auto"/>
    </style:style>
    <style:style style:name="Table3.A4" style:family="table-cell">
      <style:table-cell-properties style:vertical-align="" fo:background-color="#dbdbdb" fo:padding="0.0556in" fo:border-left="0.25pt solid #000001" fo:border-right="0.75pt solid #000001" fo:border-top="0.25pt solid #000001" fo:border-bottom="0.25pt solid #000001">
        <style:background-image/>
      </style:table-cell-properties>
    </style:style>
    <style:style style:name="Table3.B4" style:family="table-cell">
      <style:table-cell-properties style:vertical-align="" fo:background-color="#ffffff" fo:padding="0.0556in" fo:border-left="0.75pt solid #000001" fo:border-right="0.25pt solid #000001" fo:border-top="0.25pt solid #000001" fo:border-bottom="0.25pt solid #000001">
        <style:background-image/>
      </style:table-cell-properties>
    </style:style>
    <style:style style:name="Table3.C4" style:family="table-cell">
      <style:table-cell-properties style:vertical-align="" fo:background-color="#ffffff" fo:padding="0.0556in" fo:border="0.25pt solid #000001">
        <style:background-image/>
      </style:table-cell-properties>
    </style:style>
    <style:style style:name="P1" style:family="paragraph" style:parent-style-name="Header_20__26__20_Footer">
      <style:paragraph-properties fo:text-align="start" style:justify-single-word="false" style:writing-mode="lr-tb"/>
    </style:style>
    <style:style style:name="P2" style:family="paragraph" style:parent-style-name="Heading">
      <style:paragraph-properties fo:break-before="page"/>
    </style:style>
    <style:style style:name="P3" style:family="paragraph" style:parent-style-name="Body">
      <style:paragraph-properties fo:margin-left="0.0008in" fo:margin-right="0in" fo:text-indent="-0.0008in" style:auto-text-indent="false"/>
    </style:style>
    <style:style style:name="P4" style:family="paragraph" style:parent-style-name="Standard">
      <style:paragraph-properties fo:margin-left="0in" fo:margin-right="0in" fo:margin-top="0in" fo:margin-bottom="0.0835in" loext:contextual-spacing="false" fo:line-height="100%" fo:text-align="center" style:justify-single-word="false" fo:keep-together="auto" fo:orphans="2" fo:widows="2" fo:hyphenation-ladder-count="no-limit" fo:text-indent="0in" style:auto-text-indent="false" fo:background-color="#ffffff" fo:keep-with-next="auto"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background-image/>
      </style:paragraph-properties>
      <style:text-properties fo:font-variant="normal" fo:text-transform="none" fo:color="#000000" style:text-outline="false" style:text-line-through-style="none" style:text-line-through-type="none" style:text-position="0% 100%" style:font-name="Helvetica" fo:font-size="12pt" fo:letter-spacing="normal" fo:font-style="normal" style:text-underline-style="none" fo:font-weight="normal" style:letter-kerning="false" style:font-name-asian="Helvetica1" style:font-size-asian="12pt" style:font-style-asian="normal" style:font-weight-asian="normal" style:font-name-complex="Helvetica1" style:font-size-complex="12pt" style:font-style-complex="normal" style:font-weight-complex="normal" fo:hyphenate="true" fo:hyphenation-remain-char-count="2" fo:hyphenation-push-char-count="2"/>
    </style:style>
    <style:style style:name="P5" style:family="paragraph" style:parent-style-name="Standard">
      <style:paragraph-properties fo:margin-left="0in" fo:margin-right="0in" fo:margin-top="0in" fo:margin-bottom="0in" loext:contextual-spacing="false" fo:line-height="100%" fo:text-align="end"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size="10pt" fo:letter-spacing="normal" fo:font-style="normal" style:text-underline-style="none" fo:font-weight="bold" style:letter-kerning="false" style:font-name-asian="Arial Unicode MS" style:font-size-asian="10pt" style:font-style-asian="normal" style:font-weight-asian="bold" style:font-name-complex="Arial Unicode MS" style:font-size-complex="10pt" style:font-style-complex="normal" style:font-weight-complex="bold" fo:hyphenate="true" fo:hyphenation-remain-char-count="2" fo:hyphenation-push-char-count="2"/>
    </style:style>
    <style:style style:name="P6" style:family="paragraph" style:parent-style-name="Heading">
      <style:text-properties fo:language="en" fo:country="US"/>
    </style:style>
    <style:style style:name="P7" style:family="paragraph" style:parent-style-name="Table_20_Heading">
      <style:text-properties fo:font-variant="normal" fo:text-transform="none" fo:color="#000000" style:text-outline="false" style:text-line-through-style="none" style:text-line-through-type="none" style:text-position="0% 100%" fo:font-size="12pt" fo:letter-spacing="normal" fo:language="en" fo:country="US" style:text-underline-style="none" style:letter-kerning="false" style:font-size-asian="12pt" style:font-size-complex="12pt"/>
    </style:style>
    <style:style style:name="P8" style:family="paragraph" style:parent-style-name="Body" style:master-page-name="Standard">
      <style:paragraph-properties style:page-number="auto"/>
    </style:style>
    <style:style style:name="P9" style:family="paragraph" style:parent-style-name="Body">
      <style:text-properties fo:language="en" fo:country="US"/>
    </style:style>
    <style:style style:name="P10" style:family="paragraph" style:parent-style-name="Body" style:list-style-name="WWNum2">
      <style:text-properties fo:language="en" fo:country="US"/>
    </style:style>
    <style:style style:name="P11" style:family="paragraph" style:parent-style-name="Body">
      <style:text-properties fo:language="en" fo:country="US" officeooo:paragraph-rsid="00156e29"/>
    </style:style>
    <style:style style:name="P12" style:family="paragraph" style:parent-style-name="Body" style:list-style-name="WWNum4">
      <style:text-properties fo:language="en" fo:country="US"/>
    </style:style>
    <style:style style:name="P13" style:family="paragraph" style:parent-style-name="Body">
      <style:text-properties fo:language="de" fo:country="DE"/>
    </style:style>
    <style:style style:name="P14" style:family="paragraph" style:parent-style-name="Body">
      <style:text-properties officeooo:rsid="00197484" officeooo:paragraph-rsid="00197484"/>
    </style:style>
    <style:style style:name="P15" style:family="paragraph" style:parent-style-name="Body">
      <style:paragraph-properties fo:break-before="page"/>
      <style:text-properties fo:language="de" fo:country="DE"/>
    </style:style>
    <style:style style:name="P16" style:family="paragraph" style:parent-style-name="Body">
      <style:paragraph-properties fo:break-before="page"/>
      <style:text-properties fo:language="en" fo:country="US"/>
    </style:style>
    <style:style style:name="P17" style:family="paragraph" style:parent-style-name="Table_20_Contents">
      <style:text-properties fo:font-variant="normal" fo:text-transform="none" fo:color="#000000" style:text-outline="false" style:text-line-through-style="none" style:text-line-through-type="none" style:text-position="0% 100%" fo:font-size="12pt" fo:letter-spacing="normal" fo:language="en" fo:country="US" style:text-underline-style="none" style:letter-kerning="false" style:font-size-asian="12pt" style:font-size-complex="12pt"/>
    </style:style>
    <style:style style:name="P18" style:family="paragraph" style:parent-style-name="Heading_20_3">
      <style:text-properties officeooo:rsid="00197484" officeooo:paragraph-rsid="00197484"/>
    </style:style>
    <style:style style:name="P19" style:family="paragraph" style:parent-style-name="Heading_20_2">
      <style:text-properties officeooo:rsid="00197484" officeooo:paragraph-rsid="00197484"/>
    </style:style>
    <style:style style:name="P20" style:family="paragraph" style:parent-style-name="Table_20_Style_20_1">
      <style:paragraph-properties>
        <style:tab-stops>
          <style:tab-stop style:position="0.5in"/>
          <style:tab-stop style:position="1in"/>
        </style:tab-stops>
      </style:paragraph-properties>
      <style:text-properties style:font-name="Helvetica"/>
    </style:style>
    <style:style style:name="P21" style:family="paragraph" style:parent-style-name="Table_20_Style_20_1">
      <style:paragraph-properties>
        <style:tab-stops>
          <style:tab-stop style:position="0.5in"/>
          <style:tab-stop style:position="1in"/>
          <style:tab-stop style:position="1.5in"/>
          <style:tab-stop style:position="2in"/>
          <style:tab-stop style:position="2.5in"/>
        </style:tab-stops>
      </style:paragraph-properties>
      <style:text-properties style:font-name="Helvetica"/>
    </style:style>
    <style:style style:name="P22" style:family="paragraph" style:parent-style-name="Table_20_Style_20_2">
      <style:paragraph-properties>
        <style:tab-stops>
          <style:tab-stop style:position="0.5in"/>
          <style:tab-stop style:position="1in"/>
          <style:tab-stop style:position="1.5in"/>
          <style:tab-stop style:position="2in"/>
          <style:tab-stop style:position="2.5in"/>
        </style:tab-stops>
      </style:paragraph-properties>
      <style:text-properties style:font-name="Helvetica"/>
    </style:style>
    <style:style style:name="P23" style:family="paragraph" style:parent-style-name="Table_20_Style_20_2">
      <style:paragraph-properties>
        <style:tab-stops>
          <style:tab-stop style:position="0.5in"/>
          <style:tab-stop style:position="1in"/>
        </style:tab-stops>
      </style:paragraph-properties>
      <style:text-properties style:font-name="Helvetica"/>
    </style:style>
    <style:style style:name="P24" style:family="paragraph" style:parent-style-name="Frame_20_contents">
      <style:paragraph-properties fo:margin-left="0in" fo:margin-right="0in" fo:margin-top="0in" fo:margin-bottom="0in" loext:contextual-spacing="false" fo:line-height="100%" fo:text-align="end"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size="10pt" fo:letter-spacing="normal" fo:font-style="normal" style:text-underline-style="none" fo:font-weight="bold" style:letter-kerning="false" style:font-name-asian="Arial Unicode MS" style:font-size-asian="10pt" style:font-style-asian="normal" style:font-weight-asian="bold" style:font-name-complex="Arial Unicode MS" style:font-size-complex="10pt" style:font-style-complex="normal" style:font-weight-complex="bold" fo:hyphenate="true" fo:hyphenation-remain-char-count="2" fo:hyphenation-push-char-count="2"/>
    </style:style>
    <style:style style:name="P25" style:family="paragraph" style:parent-style-name="Frame_20_contents">
      <style:paragraph-properties fo:margin-left="0in" fo:margin-right="0in" fo:margin-top="0in" fo:margin-bottom="0in" loext:contextual-spacing="false" fo:line-height="100%" fo:text-align="end"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size="10pt" fo:letter-spacing="normal" fo:font-style="normal" style:text-underline-style="none" fo:font-weight="normal" style:letter-kerning="fals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agraph-properties fo:text-align="start"/>
    </style:style>
    <style:style style:name="P30" style:family="paragraph">
      <style:paragraph-properties fo:margin-top="0in" fo:margin-bottom="0in" fo:line-height="100%" fo:text-align="center"/>
    </style:style>
    <style:style style:name="P31" style:family="paragraph">
      <style:paragraph-properties fo:margin-top="0in" fo:margin-bottom="0in" fo:line-height="100%" fo:text-align="start"/>
    </style:style>
    <style:style style:name="P32" style:family="paragraph">
      <style:paragraph-properties fo:text-align="start"/>
      <style:text-properties fo:font-size="12pt"/>
    </style:style>
    <style:style style:name="P33" style:family="paragraph">
      <style:paragraph-properties fo:text-align="center"/>
    </style:style>
    <style:style style:name="T1" style:family="text">
      <style:text-properties fo:language="en" fo:country="US"/>
    </style:style>
    <style:style style:name="T2" style:family="text">
      <style:text-properties fo:language="pt" fo:country="PT"/>
    </style:style>
    <style:style style:name="T3"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tyle>
    <style:style style:name="fr4" style:family="graphic" style:parent-style-name="Frame">
      <style:graphic-properties fo:margin-left="0.1665in" fo:margin-right="0.1665in" fo:margin-top="0.1665in" fo:margin-bottom="0.1665in" style:run-through="foreground" style:wrap="none" style:vertical-pos="middle" style:vertical-rel="baseline" style:horizontal-pos="from-left" style:horizontal-rel="paragraph" draw:fill="none" fo:padding="0in" fo:border="0.06pt solid #000000" draw:textarea-vertical-align="top"/>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4f81bd" draw:stroke-linejoin="round" draw:fill="solid" draw:fill-color="#ffffff" draw:textarea-vertical-align="top" draw:auto-grow-height="false" draw:fit-to-size="false" fo:min-height="3.6063in" fo:min-width="5.2244in" fo:padding-top="0.0492in" fo:padding-bottom="0.0492in" fo:padding-left="0.0984in" fo:padding-right="0.0984in" fo:wrap-option="wrap" style:run-through="foreground"/>
    </style:style>
    <style:style style:name="gr3" style:family="graphic">
      <style:graphic-properties draw:stroke="solid" svg:stroke-width="0.0102in" svg:stroke-color="#46aac4" draw:stroke-linejoin="round" draw:fill="gradient" draw:fill-gradient-name="Gradient_20_2" draw:textarea-vertical-align="middle" draw:auto-grow-height="false" draw:fit-to-size="false" fo:min-height="1.389in" fo:min-width="1.2689in" fo:padding-top="0in" fo:padding-bottom="0in" fo:padding-left="0in" fo:padding-right="0in" fo:wrap-option="wrap" draw:shadow="visible" draw:shadow-offset-x="0in" draw:shadow-offset-y="0.0252in" draw:shadow-color="#000000" draw:shadow-opacity="35%" style:run-through="foreground"/>
    </style:style>
    <style:style style:name="gr4" style:family="graphic">
      <style:graphic-properties draw:stroke="solid" svg:stroke-width="0.0138in" svg:stroke-color="#000000" draw:stroke-linejoin="miter" draw:fill="gradient" draw:fill-gradient-name="Gradient_20_3" draw:textarea-vertical-align="top" draw:auto-grow-height="false" draw:fit-to-size="false" fo:min-height="0.3339in" fo:min-width="0.4992in" fo:padding-top="0in" fo:padding-bottom="0in" fo:padding-left="0in" fo:padding-right="0in" fo:wrap-option="wrap" draw:shadow="visible" draw:shadow-offset-x="0in" draw:shadow-offset-y="0.0252in" draw:shadow-color="#000000" draw:shadow-opacity="35%" style:run-through="foreground"/>
    </style:style>
    <style:style style:name="gr5" style:family="graphic">
      <style:graphic-properties draw:stroke="solid" svg:stroke-width="0.0138in" svg:stroke-color="#000000" draw:stroke-linejoin="miter" draw:fill="gradient" draw:fill-gradient-name="Gradient_20_4" draw:textarea-vertical-align="top" draw:auto-grow-height="false" draw:fit-to-size="false" fo:min-height="0.6646in" fo:min-width="0.5811in" fo:padding-top="0.0492in" fo:padding-bottom="0.0492in" fo:padding-left="0.0984in" fo:padding-right="0.0984in" fo:wrap-option="wrap" draw:shadow="visible" draw:shadow-offset-x="0in" draw:shadow-offset-y="0.0252in" draw:shadow-color="#000000" draw:shadow-opacity="35%" style:run-through="foreground"/>
    </style:style>
    <style:style style:name="gr6" style:family="graphic">
      <style:graphic-properties draw:stroke="solid" svg:stroke-width="0.028in" svg:stroke-color="#4f81bd" draw:stroke-linejoin="round" draw:fill="solid" draw:fill-color="#ffffff" draw:textarea-vertical-align="top" draw:auto-grow-height="false" draw:fit-to-size="false" fo:min-height="0.3693in" fo:min-width="0.8701in" fo:padding-top="0in" fo:padding-bottom="0in" fo:padding-left="0in" fo:padding-right="0in" fo:wrap-option="wrap" style:run-through="foreground"/>
    </style:style>
    <style:style style:name="gr7" style:family="graphic">
      <style:graphic-properties draw:stroke="solid" svg:stroke-width="0.028in" svg:stroke-color="#4f81bd" draw:marker-start="msArrowEnd_20_5" draw:marker-start-width="0.0839in" draw:marker-start-center="false" draw:marker-end="msArrowEnd_20_5" draw:marker-end-width="0.0839in" draw:marker-end-center="false" draw:stroke-linejoin="round" draw:fill="none" draw:textarea-horizontal-align="center" draw:textarea-vertical-align="top" draw:auto-grow-height="false" draw:fit-to-size="false" fo:padding-top="0.0492in" fo:padding-bottom="0.0492in" fo:padding-left="0.0984in" fo:padding-right="0.0984in" fo:wrap-option="wrap" draw:shadow="visible" draw:shadow-offset-x="0in" draw:shadow-offset-y="0.022in" draw:shadow-color="#000000" draw:shadow-opacity="38%" style:run-through="foreground"/>
    </style:style>
    <style:style style:name="gr8" style:family="graphic">
      <style:graphic-properties draw:stroke="solid" svg:stroke-width="0.028in" svg:stroke-color="#4f81bd" draw:stroke-linejoin="round" draw:fill="solid" draw:fill-color="#ffffff" draw:textarea-vertical-align="top" draw:auto-grow-height="false" draw:fit-to-size="false" fo:min-height="3.6063in" fo:min-width="5.2244in" fo:padding-top="0.0492in" fo:padding-bottom="0.0492in" fo:padding-left="0.0984in" fo:padding-right="0.0984in" fo:wrap-option="wrap"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0102in" svg:stroke-color="#46aac4" draw:stroke-linejoin="round" draw:fill="gradient" draw:fill-gradient-name="Gradient_20_2" draw:textarea-vertical-align="middle" draw:auto-grow-height="false" draw:fit-to-size="false" fo:min-height="1.389in" fo:min-width="1.2689in" fo:padding-top="0in" fo:padding-bottom="0in" fo:padding-left="0in" fo:padding-right="0in" fo:wrap-option="wrap" draw:shadow="visible" draw:shadow-offset-x="0in" draw:shadow-offset-y="0.0252in" draw:shadow-color="#000000" draw:shadow-opacity="35%"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8in" svg:stroke-color="#4f81bd" draw:stroke-linejoin="round" draw:fill="solid" draw:fill-color="#ffffff" draw:textarea-vertical-align="top" draw:auto-grow-height="false" draw:fit-to-size="false" fo:min-height="0.3693in" fo:min-width="0.8701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8in" svg:stroke-color="#4f81bd" draw:marker-start="msArrowEnd_20_5" draw:marker-start-width="0.0839in" draw:marker-start-center="false" draw:marker-end="msArrowEnd_20_5" draw:marker-end-width="0.0839in" draw:marker-end-center="false" draw:stroke-linejoin="round" draw:fill="none" draw:textarea-horizontal-align="center" draw:textarea-vertical-align="top" draw:auto-grow-height="false" draw:fit-to-size="false" fo:padding-top="0.0492in" fo:padding-bottom="0.0492in" fo:padding-left="0.0984in" fo:padding-right="0.0984in" fo:wrap-option="wrap" draw:shadow="visible" draw:shadow-offset-x="0in" draw:shadow-offset-y="0.022in" draw:shadow-color="#000000" draw:shadow-opacity="38%"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2291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8in" svg:stroke-color="#4f81bd" draw:stroke-linejoin="round" draw:fill="solid" draw:fill-color="#ffffff" draw:textarea-vertical-align="top" draw:auto-grow-height="false" draw:fit-to-size="false" fo:min-height="3.6063in" fo:min-width="6.9075in" fo:padding-top="0.0492in" fo:padding-bottom="0.0492in" fo:padding-left="0.0984in" fo:padding-right="0.0984in" fo:wrap-option="wrap"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textarea-horizontal-align="justify" draw:textarea-vertical-align="middle" draw:auto-grow-height="false" fo:min-height="0.2291in" fo:min-width="0.9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iPtr Documentation.</text:p>
      <text:p text:style-name="P9">Rev 0.0 April 14, 2017</text:p>
      <text:p text:style-name="P13">James Lee N1DDK</text:p>
      <text:p text:style-name="Body"/>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7">Revision</text:p>
            </table:table-cell>
            <table:table-cell table:style-name="Table1.A1" office:value-type="string">
              <text:p text:style-name="P7">Date</text:p>
            </table:table-cell>
            <table:table-cell table:style-name="Table1.A1" office:value-type="string">
              <text:p text:style-name="P7">Who</text:p>
            </table:table-cell>
            <table:table-cell table:style-name="Table1.A1" office:value-type="string">
              <text:p text:style-name="P7">Description</text:p>
            </table:table-cell>
          </table:table-row>
        </table:table-header-rows>
        <table:table-row table:style-name="Table1.2">
          <table:table-cell table:style-name="Table1.A1" office:value-type="string">
            <text:p text:style-name="P17">0.0</text:p>
          </table:table-cell>
          <table:table-cell table:style-name="Table1.A1" office:value-type="string">
            <text:p text:style-name="P17">April 14,2017</text:p>
          </table:table-cell>
          <table:table-cell table:style-name="Table1.A1" office:value-type="string">
            <text:p text:style-name="P17">James Lee</text:p>
          </table:table-cell>
          <table:table-cell table:style-name="Table1.A1" office:value-type="string">
            <text:p text:style-name="P17">Initial documen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P3"/>
      <text:p text:style-name="Body"/>
      <text:p text:style-name="Body"/>
      <text:p text:style-name="P15">Notes:</text:p>
      <text:p text:style-name="Body"/>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1141_1671216759" text:style-name="Index_20_Link" text:visited-style-name="Index_20_Link">Introduction<text:tab/>5</text:a></text:p>
          <text:p text:style-name="P26"><text:a xlink:type="simple" xlink:href="#__RefHeading__1143_1671216759" text:style-name="Index_20_Link" text:visited-style-name="Index_20_Link">Why?<text:tab/>5</text:a></text:p>
          <text:p text:style-name="P26"><text:a xlink:type="simple" xlink:href="#__RefHeading__1145_1671216759" text:style-name="Index_20_Link" text:visited-style-name="Index_20_Link">Goals<text:tab/>5</text:a></text:p>
          <text:p text:style-name="P26"><text:a xlink:type="simple" xlink:href="#__RefHeading__1147_1671216759" text:style-name="Index_20_Link" text:visited-style-name="Index_20_Link">Why not?<text:tab/>5</text:a></text:p>
          <text:p text:style-name="P26"><text:a xlink:type="simple" xlink:href="#__RefHeading__1149_1671216759" text:style-name="Index_20_Link" text:visited-style-name="Index_20_Link">Basic Architecture<text:tab/>6</text:a></text:p>
          <text:p text:style-name="P28"><text:a xlink:type="simple" xlink:href="#__RefHeading__1151_1671216759" text:style-name="Index_20_Link" text:visited-style-name="Index_20_Link">Custom Hardware<text:tab/>6</text:a></text:p>
          <text:p text:style-name="P28"><text:a xlink:type="simple" xlink:href="#__RefHeading__1153_1671216759" text:style-name="Index_20_Link" text:visited-style-name="Index_20_Link">Audio<text:tab/>6</text:a></text:p>
          <text:p text:style-name="P28"><text:a xlink:type="simple" xlink:href="#__RefHeading__1155_1671216759" text:style-name="Index_20_Link" text:visited-style-name="Index_20_Link">Digital Audio Functions<text:tab/>6</text:a></text:p>
          <text:p text:style-name="P26"><text:a xlink:type="simple" xlink:href="#__RefHeading__1157_1671216759" text:style-name="Index_20_Link" text:visited-style-name="Index_20_Link">Example Network Topologies<text:tab/>7</text:a></text:p>
          <text:p text:style-name="P28"><text:a xlink:type="simple" xlink:href="#__RefHeading__1159_1671216759" text:style-name="Index_20_Link" text:visited-style-name="Index_20_Link">A Basic Node<text:tab/>7</text:a></text:p>
          <text:p text:style-name="P28"><text:a xlink:type="simple" xlink:href="#__RefHeading__1161_1671216759" text:style-name="Index_20_Link" text:visited-style-name="Index_20_Link">A Single Repeater<text:tab/>7</text:a></text:p>
          <text:p text:style-name="P28"><text:a xlink:type="simple" xlink:href="#__RefHeading__1163_1671216759" text:style-name="Index_20_Link" text:visited-style-name="Index_20_Link">2 Repeaters<text:tab/>8</text:a></text:p>
          <text:p text:style-name="P28"><text:a xlink:type="simple" xlink:href="#__RefHeading__1165_1671216759" text:style-name="Index_20_Link" text:visited-style-name="Index_20_Link">A Repeater and a link radio (or remote base)<text:tab/>9</text:a></text:p>
          <text:p text:style-name="P28"><text:a xlink:type="simple" xlink:href="#__RefHeading__1167_1671216759" text:style-name="Index_20_Link" text:visited-style-name="Index_20_Link">2 Repeaters With 2 Link Radios<text:tab/>9</text:a></text:p>
          <text:p text:style-name="P28"><text:a xlink:type="simple" xlink:href="#__RefHeading__1169_1671216759" text:style-name="Index_20_Link" text:visited-style-name="Index_20_Link">More<text:tab/>10</text:a></text:p>
          <text:p text:style-name="P27"><text:a xlink:type="simple" xlink:href="#__RefHeading__1171_1671216759" text:style-name="Index_20_Link" text:visited-style-name="Index_20_Link">Hardware Description<text:tab/>11</text:a></text:p>
          <text:p text:style-name="P26"><text:a xlink:type="simple" xlink:href="#__RefHeading__1173_1671216759" text:style-name="Index_20_Link" text:visited-style-name="Index_20_Link">Radio Port<text:tab/>11</text:a></text:p>
          <text:p text:style-name="P28"><text:a xlink:type="simple" xlink:href="#__RefHeading__1175_1671216759" text:style-name="Index_20_Link" text:visited-style-name="Index_20_Link">Receiver Logic Connections<text:tab/>11</text:a></text:p>
          <text:p text:style-name="P28"><text:a xlink:type="simple" xlink:href="#__RefHeading__1177_1671216759" text:style-name="Index_20_Link" text:visited-style-name="Index_20_Link">CTCSS<text:tab/>11</text:a></text:p>
          <text:p text:style-name="P28"><text:a xlink:type="simple" xlink:href="#__RefHeading__1179_1671216759" text:style-name="Index_20_Link" text:visited-style-name="Index_20_Link">DTMF<text:tab/>12</text:a></text:p>
          <text:p text:style-name="P26"><text:a xlink:type="simple" xlink:href="#__RefHeading__2509_1400087353" text:style-name="Index_20_Link" text:visited-style-name="Index_20_Link">Transmitter Connections<text:tab/>12</text:a></text:p>
          <text:p text:style-name="P28"><text:a xlink:type="simple" xlink:href="#__RefHeading__2511_1400087353" text:style-name="Index_20_Link" text:visited-style-name="Index_20_Link">PTT<text:tab/>12</text:a></text:p>
          <text:p text:style-name="P28"><text:a xlink:type="simple" xlink:href="#__RefHeading__2513_1400087353" text:style-name="Index_20_Link" text:visited-style-name="Index_20_Link">CTCSS<text:tab/>12</text:a></text:p>
          <text:p text:style-name="P26"><text:a xlink:type="simple" xlink:href="#__RefHeading__1181_1671216759" text:style-name="Index_20_Link" text:visited-style-name="Index_20_Link">Environmental Monitor<text:tab/>12</text:a></text:p>
          <text:p text:style-name="P26"><text:a xlink:type="simple" xlink:href="#__RefHeading__1183_1671216759" text:style-name="Index_20_Link" text:visited-style-name="Index_20_Link">User IO<text:tab/>12</text:a></text:p>
          <text:p text:style-name="P26"><text:a xlink:type="simple" xlink:href="#__RefHeading__1185_1671216759" text:style-name="Index_20_Link" text:visited-style-name="Index_20_Link">Host Port<text:tab/>12</text:a></text:p>
          <text:p text:style-name="P26"><text:a xlink:type="simple" xlink:href="#__RefHeading__1187_1671216759" text:style-name="Index_20_Link" text:visited-style-name="Index_20_Link">I2C bus<text:tab/>14</text:a></text:p>
          <text:p text:style-name="P26"><text:a xlink:type="simple" xlink:href="#__RefHeading__1189_1671216759" text:style-name="Index_20_Link" text:visited-style-name="Index_20_Link">Audio Path Theory of Operation<text:tab/>14</text:a></text:p>
          <text:p text:style-name="P27"><text:a xlink:type="simple" xlink:href="#__RefHeading__1191_1671216759" text:style-name="Index_20_Link" text:visited-style-name="Index_20_Link">Quick Start Guide<text:tab/>15</text:a></text:p>
          <text:p text:style-name="P26"><text:a xlink:type="simple" xlink:href="#__RefHeading__1193_1671216759" text:style-name="Index_20_Link" text:visited-style-name="Index_20_Link">Install Rasbian.<text:tab/>15</text:a></text:p>
          <text:p text:style-name="P26"><text:a xlink:type="simple" xlink:href="#__RefHeading__1195_1671216759" text:style-name="Index_20_Link" text:visited-style-name="Index_20_Link">Post configure your raspberry pi<text:tab/>15</text:a></text:p>
          <text:p text:style-name="P26"><text:a xlink:type="simple" xlink:href="#__RefHeading__1197_1671216759" text:style-name="Index_20_Link" text:visited-style-name="Index_20_Link">Update your Raspberry Pi<text:tab/>15</text:a></text:p>
          <text:p text:style-name="P26"><text:a xlink:type="simple" xlink:href="#__RefHeading__1199_1671216759" text:style-name="Index_20_Link" text:visited-style-name="Index_20_Link">Install supplemental packages<text:tab/>15</text:a></text:p>
          <text:p text:style-name="P26"><text:a xlink:type="simple" xlink:href="#__RefHeading__1201_1671216759" text:style-name="Index_20_Link" text:visited-style-name="Index_20_Link">Bring in the git repository for the repeater control software<text:tab/>15</text:a></text:p>
          <text:p text:style-name="P26"><text:a xlink:type="simple" xlink:href="#__RefHeading__1203_1671216759" text:style-name="Index_20_Link" text:visited-style-name="Index_20_Link">give it a test spin<text:tab/>15</text:a></text:p>
          <text:p text:style-name="P27"><text:a xlink:type="simple" xlink:href="#__RefHeading__1205_1671216759" text:style-name="Index_20_Link" text:visited-style-name="Index_20_Link">Software Description<text:tab/>16</text:a></text:p>
          <text:p text:style-name="P26"><text:a xlink:type="simple" xlink:href="#__RefHeading__1207_1671216759" text:style-name="Index_20_Link" text:visited-style-name="Index_20_Link">Configuration XML<text:tab/>16</text:a></text:p>
          <text:p text:style-name="P26"><text:a xlink:type="simple" xlink:href="#__RefHeading__1209_1671216759" text:style-name="Index_20_Link" text:visited-style-name="Index_20_Link">File Loading and Overriding<text:tab/>16</text:a></text:p>
          <text:p text:style-name="P26"><text:a xlink:type="simple" xlink:href="#__RefHeading__1211_1671216759" text:style-name="Index_20_Link" text:visited-style-name="Index_20_Link">Primary C programs<text:tab/>16</text:a></text:p>
          <text:p text:style-name="P28"><text:a xlink:type="simple" xlink:href="#__RefHeading__1213_1671216759" text:style-name="Index_20_Link" text:visited-style-name="Index_20_Link">multimon<text:tab/>16</text:a></text:p>
          <text:p text:style-name="P28"><text:a xlink:type="simple" xlink:href="#__RefHeading__1215_1671216759" text:style-name="Index_20_Link" text:visited-style-name="Index_20_Link">mout<text:tab/>16</text:a></text:p>
          <text:p text:style-name="P28"><text:a xlink:type="simple" xlink:href="#__RefHeading__1217_1671216759" text:style-name="Index_20_Link" text:visited-style-name="Index_20_Link">tout<text:tab/>17</text:a></text:p>
          <text:p text:style-name="P26"><text:a xlink:type="simple" xlink:href="#__RefHeading__1219_1671216759" text:style-name="Index_20_Link" text:visited-style-name="Index_20_Link">System Executables<text:tab/>17</text:a></text:p>
          <text:p text:style-name="P28"><text:soft-page-break/><text:a xlink:type="simple" xlink:href="#__RefHeading__1221_1671216759" text:style-name="Index_20_Link" text:visited-style-name="Index_20_Link">aplay<text:tab/>17</text:a></text:p>
          <text:p text:style-name="P28"><text:a xlink:type="simple" xlink:href="#__RefHeading__1223_1671216759" text:style-name="Index_20_Link" text:visited-style-name="Index_20_Link">espeak<text:tab/>17</text:a></text:p>
          <text:p text:style-name="P26"><text:a xlink:type="simple" xlink:href="#__RefHeading__1225_1671216759" text:style-name="Index_20_Link" text:visited-style-name="Index_20_Link">Python Files<text:tab/>17</text:a></text:p>
          <text:p text:style-name="P28"><text:a xlink:type="simple" xlink:href="#__RefHeading__1227_1671216759" text:style-name="Index_20_Link" text:visited-style-name="Index_20_Link">main.py<text:tab/>17</text:a></text:p>
          <text:p text:style-name="P28"><text:a xlink:type="simple" xlink:href="#__RefHeading__1229_1671216759" text:style-name="Index_20_Link" text:visited-style-name="Index_20_Link">radioPort.py<text:tab/>17</text:a></text:p>
          <text:p text:style-name="P28"><text:a xlink:type="simple" xlink:href="#__RefHeading__1231_1671216759" text:style-name="Index_20_Link" text:visited-style-name="Index_20_Link">rptfsm.py<text:tab/>17</text:a></text:p>
          <text:p text:style-name="P28"><text:a xlink:type="simple" xlink:href="#__RefHeading__1233_1671216759" text:style-name="Index_20_Link" text:visited-style-name="Index_20_Link">cmd.py<text:tab/>17</text:a></text:p>
          <text:p text:style-name="P27"><text:a xlink:type="simple" xlink:href="#__RefHeading__1235_1671216759" text:style-name="Index_20_Link" text:visited-style-name="Index_20_Link">Repeater Control Flow<text:tab/>18</text:a></text:p>
          <text:p text:style-name="P26"><text:a xlink:type="simple" xlink:href="#__RefHeading__1237_1671216759" text:style-name="Index_20_Link" text:visited-style-name="Index_20_Link">state machines<text:tab/>18</text:a></text:p>
          <text:p text:style-name="P26"><text:a xlink:type="simple" xlink:href="#__RefHeading__1239_1671216759" text:style-name="Index_20_Link" text:visited-style-name="Index_20_Link">timers<text:tab/>18</text:a></text:p>
          <text:p text:style-name="P26"><text:a xlink:type="simple" xlink:href="#__RefHeading__1241_1671216759" text:style-name="Index_20_Link" text:visited-style-name="Index_20_Link">command flow<text:tab/>18</text:a></text:p>
          <text:p text:style-name="P26"><text:a xlink:type="simple" xlink:href="#__RefHeading__1243_1671216759" text:style-name="Index_20_Link" text:visited-style-name="Index_20_Link">queues<text:tab/>18</text:a></text:p>
          <text:p text:style-name="P28"><text:a xlink:type="simple" xlink:href="#__RefHeading__1245_1671216759" text:style-name="Index_20_Link" text:visited-style-name="Index_20_Link">Example of Queuable “messages”<text:tab/>18</text:a></text:p>
          <text:p text:style-name="P28"><text:a xlink:type="simple" xlink:href="#__RefHeading__1247_1671216759" text:style-name="Index_20_Link" text:visited-style-name="Index_20_Link">Altername Messages<text:tab/>18</text:a></text:p>
        </text:index-body>
      </text:table-of-content>
      <text:p text:style-name="Body"/>
      <text:h text:style-name="P2" text:outline-level="1"><text:bookmark-start text:name="__RefHeading__1141_1671216759"/>Introduction<text:bookmark-end text:name="__RefHeading__1141_1671216759"/></text:h>
      <text:p text:style-name="P9">This repeater control project is more than yet another open source ham radio repeater cotroller.</text:p>
      <text:p text:style-name="Body"/>
      <text:p text:style-name="P9">Take a moment to read at least th enext few paragraphs before diving into and of the latter detailed sections.</text:p>
      <text:p text:style-name="Body"/>
      <text:p text:style-name="Body"><text:span text:style-name="T1">Also donations are welcome through PayPal to </text:span><text:a xlink:type="simple" xlink:href="mailto:jml@jmlzone.com" text:style-name="Internet_20_link" text:visited-style-name="Visited_20_Internet_20_Link"><text:span text:style-name="Hyperlink.0"><text:span text:style-name="T1">jml@jmlzone.com</text:span></text:span></text:a><text:span text:style-name="T1"> or through </text:span><text:a xlink:type="simple" xlink:href="http://mmra.org/" text:style-name="Internet_20_link" text:visited-style-name="Visited_20_Internet_20_Link"><text:span text:style-name="Hyperlink.0"><text:span text:style-name="T1">mmra.org</text:span></text:span></text:a><text:span text:style-name="T1">.</text:span></text:p>
      <text:p text:style-name="Body"/>
      <text:h text:style-name="Heading_20_2" text:outline-level="2"><text:bookmark-start text:name="__RefHeading__1143_1671216759"/>Why?<text:bookmark-end text:name="__RefHeading__1143_1671216759"/></text:h>
      <text:p text:style-name="Body"><text:span text:style-name="T1">The Minute Man repeater Association (</text:span><text:a xlink:type="simple" xlink:href="http://www.mmra.org/" text:style-name="Internet_20_link" text:visited-style-name="Visited_20_Internet_20_Link"><text:span text:style-name="Hyperlink.0"><text:span text:style-name="T1">www.mmra.org</text:span></text:span></text:a><text:span text:style-name="T1">) maintains a network of over 20 repeaters throughout eastern and metro west Massachusetts. These repeaters are controlled by a variety of different controllers with obscure programming and control methods. <text:s/>While the technical committee for these repeaters has tried to minting a constant model, very few control operators are able to easily configure and maintain the system. <text:s/>When using commercial repeater controllers, the controllers tend to be over $150 per port and have limited expansion capabilities for large sites or are over kill with more ports than needed for a remote site.</text:span></text:p>
      <text:p text:style-name="P9">Other issues seen on the MMRA network are:</text:p>
      <text:list xml:id="list577628680437894927" text:style-name="WWNum2">
        <text:list-item>
          <text:p text:style-name="P10">Difficulties with clock synchronization on the controllers on the network.</text:p>
        </text:list-item>
        <text:list-item>
          <text:p text:style-name="P10">Occasional random behavior from aging EEPROMs, lighting struck hardware and other controller hardware flakiness.</text:p>
        </text:list-item>
        <text:list-item>
          <text:p text:style-name="P10">Lack of source control and documentation for the repeater programming.</text:p>
        </text:list-item>
        <text:list-item>
          <text:p text:style-name="P10">long lag times when network comes up due to cascaded slow controller response.</text:p>
        </text:list-item>
        <text:list-item>
          <text:p text:style-name="P10">Limited internet control</text:p>
        </text:list-item>
      </text:list>
      <text:p text:style-name="Body"/>
      <text:h text:style-name="Heading_20_2" text:outline-level="2"><text:bookmark-start text:name="__RefHeading__1145_1671216759"/>Goals<text:bookmark-end text:name="__RefHeading__1145_1671216759"/></text:h>
      <text:list xml:id="list172641496046301" text:continue-numbering="true" text:style-name="WWNum2">
        <text:list-item>
          <text:p text:style-name="P10">Open source hardware and software for long term wide spread support.</text:p>
        </text:list-item>
        <text:list-item>
          <text:p text:style-name="P10">Cost effective goal of $50 per port.</text:p>
        </text:list-item>
        <text:list-item>
          <text:p text:style-name="P10">Fast and flexible networking</text:p>
        </text:list-item>
        <text:list-item>
          <text:p text:style-name="P10">Extensive internet and non internet control</text:p>
        </text:list-item>
        <text:list-item>
          <text:p text:style-name="P10">Accurate clocks</text:p>
        </text:list-item>
        <text:list-item>
          <text:p text:style-name="P10">Software upgradable.</text:p>
        </text:list-item>
      </text:list>
      <text:p text:style-name="Body"/>
      <text:h text:style-name="Heading_20_2" text:outline-level="2"><text:bookmark-start text:name="__RefHeading__1147_1671216759"/>Why not?<text:bookmark-end text:name="__RefHeading__1147_1671216759"/></text:h>
      <text:p text:style-name="P9">Why not use open repeater or some of the other open source projects out there?</text:p>
      <text:list xml:id="list172640448085963" text:continue-numbering="true" text:style-name="WWNum2">
        <text:list-item>
          <text:p text:style-name="P10">The may not be as “open” as the name suggests.</text:p>
        </text:list-item>
        <text:list-item>
          <text:p text:style-name="P10">The may not be designed for linking and some of our other goals.</text:p>
        </text:list-item>
      </text:list>
      <text:p text:style-name="Body"/>
      <text:h text:style-name="Heading_20_2" text:outline-level="2"><text:bookmark-start text:name="__RefHeading__1149_1671216759"/><text:soft-page-break/>Basic Architecture<text:bookmark-end text:name="__RefHeading__1149_1671216759"/></text:h>
      <text:p text:style-name="P9">The basic design is a add on board for a Raspberry Pi 2, 3 or beyond with minimal hardware to provide a full high end repeater controller.</text:p>
      <text:p text:style-name="P9">Schematics will be captured in eagle.</text:p>
      <text:p text:style-name="P9">Software in Python and C primarily. <text:s/>The 2 most common current programming languages.</text:p>
      <text:p text:style-name="Body"/>
      <text:p text:style-name="P9">There are 2 radio ports per controller and the controllers have side cascading ports to build up in groups of 2. <text:s/>See example network topologies later in the document a site with 7 repeaters, a remote base and 2 link radios would be configured with 5 of these controllers and all linking combinations are possible!</text:p>
      <text:p text:style-name="Body"/>
      <text:h text:style-name="Heading_20_3" text:outline-level="3"><text:bookmark-start text:name="__RefHeading__1151_1671216759"/>Custom Hardware<text:bookmark-end text:name="__RefHeading__1151_1671216759"/></text:h>
      <text:p text:style-name="P9">The custom hardware consists of the radio interface and the audio path. <text:s/>It include environmental monitoring to see if you left the lights on in the shelter or if the temperature or humidity is out of bounds. <text:s/>Built in measuring of the 12v repeater power supply and several available user analog channels.</text:p>
      <text:p text:style-name="P9">The main rule of thumb is zero jumper and zero mechanical potentiometers. <text:s/>All adjustments are made via software controllable elements.</text:p>
      <text:p text:style-name="Body"/>
      <text:h text:style-name="Heading_20_3" text:outline-level="3"><text:bookmark-start text:name="__RefHeading__1153_1671216759"/>Audio<text:bookmark-end text:name="__RefHeading__1153_1671216759"/></text:h>
      <text:p text:style-name="P9">Audio is routed in and out of the computer via standard inexpensive USB sound cards. <text:s/></text:p>
      <text:list xml:id="list172641727840724" text:continue-numbering="true" text:style-name="WWNum2">
        <text:list-item>
          <text:p text:style-name="P10">There is an analog audio path for a repeater to stand alone.</text:p>
        </text:list-item>
        <text:list-item>
          <text:p text:style-name="P10">There is an analog audio path for the 2 repeaters on a controller to link.</text:p>
        </text:list-item>
        <text:list-item>
          <text:p text:style-name="P10">There are 2 analog audio paths for controller to controller linking.</text:p>
        </text:list-item>
        <text:list-item>
          <text:p text:style-name="P10">Additionally since the audio goes in and out of the computer, it is possible to do digital audio formats and or digital repeater linking all in software. <text:s/>This is TBD and currently beyond the scope of the base project.</text:p>
        </text:list-item>
      </text:list>
      <text:p text:style-name="Body"/>
      <text:h text:style-name="Heading_20_3" text:outline-level="3"><text:bookmark-start text:name="__RefHeading__1155_1671216759"/>Digital Audio Functions<text:bookmark-end text:name="__RefHeading__1155_1671216759"/></text:h>
      <text:p text:style-name="P9">Base digital audio decoding functions include:</text:p>
      <text:list xml:id="list172641276427695" text:continue-numbering="true" text:style-name="WWNum2">
        <text:list-item>
          <text:p text:style-name="P10">Touch tone decoding</text:p>
        </text:list-item>
        <text:list-item>
          <text:p text:style-name="P10">Soft CTCSS decoding</text:p>
        </text:list-item>
      </text:list>
      <text:p text:style-name="Body"/>
      <text:p text:style-name="P9">Basic Audio sending functions include:</text:p>
      <text:list xml:id="list172641890554988" text:continue-numbering="true" text:style-name="WWNum2">
        <text:list-item>
          <text:p text:style-name="P10">Morse generation</text:p>
          <text:list>
            <text:list-item>
              <text:p text:style-name="P10">ASCII to morse</text:p>
            </text:list-item>
            <text:list-item>
              <text:p text:style-name="P10">Any tone frequency (specified in Hertz)</text:p>
            </text:list-item>
            <text:list-item>
              <text:p text:style-name="P10">Any speed (specified in Words per minute)</text:p>
            </text:list-item>
            <text:list-item>
              <text:p text:style-name="P10">Any amplitude (specified in arbitrary volume units)</text:p>
            </text:list-item>
          </text:list>
        </text:list-item>
        <text:list-item>
          <text:p text:style-name="P10">Tone generation</text:p>
          <text:list>
            <text:list-item>
              <text:p text:style-name="P10">Any simple tone or sequence of tones</text:p>
            </text:list-item>
            <text:list-item>
              <text:p text:style-name="P10">Specified as groups of three numbers:</text:p>
              <text:list>
                <text:list-item>
                  <text:p text:style-name="P10">Tone in Hertz</text:p>
                </text:list-item>
                <text:list-item>
                  <text:p text:style-name="P10"><text:soft-page-break/>Duration in mili-Seconds</text:p>
                </text:list-item>
                <text:list-item>
                  <text:p text:style-name="P10">Amplitude</text:p>
                </text:list-item>
              </text:list>
            </text:list-item>
            <text:list-item>
              <text:p text:style-name="P10">Delays between beeps are just tones of zero amplitude</text:p>
            </text:list-item>
          </text:list>
        </text:list-item>
        <text:list-item>
          <text:p text:style-name="P10">Speech Generation</text:p>
          <text:list>
            <text:list-item>
              <text:p text:style-name="P10">Text to speech using one available open source programs</text:p>
            </text:list-item>
          </text:list>
        </text:list-item>
        <text:list-item>
          <text:p text:style-name="P10">Wave file play back</text:p>
        </text:list-item>
      </text:list>
      <text:p text:style-name="Body"/>
      <text:p text:style-name="P9">Soft modem capabilities allow nodes at remote sites to form an ad-hoc data network a link radio to allow remote controlling, updating and time synchronization.</text:p>
      <text:h text:style-name="Heading_20_2" text:outline-level="2"><text:bookmark-start text:name="__RefHeading__1157_1671216759"/>Example Network Topologies<text:bookmark-end text:name="__RefHeading__1157_1671216759"/></text:h>
      <text:h text:style-name="Heading_20_3" text:outline-level="3"><text:bookmark-start text:name="__RefHeading__1159_1671216759"/>A Basic Node<text:bookmark-end text:name="__RefHeading__1159_1671216759"/></text:h>
      <text:p text:style-name="P9">The basic topology of a single repeater node is 2 radio ports.</text:p>
      <text:p text:style-name="P9">The radio ports may be either full duplex repeaters or link/remote base radios.</text:p>
      <text:p text:style-name="P9"><draw:frame draw:style-name="fr1" draw:name="Frame1" text:anchor-type="paragraph" svg:x="0.4071in" svg:y="0.2791in" svg:width="5.45in" draw:z-index="0"><draw:text-box fo:min-height="3.7335in"><text:p text:style-name="Drawing"><draw:g text:anchor-type="paragraph" draw:z-index="1" draw:style-name="gr1"><draw:custom-shape draw:name="Shape 1073741825" draw:style-name="gr2" draw:text-style-name="P29" svg:width="5.4213in" svg:height="3.7043in" svg:x="0.0146in" svg:y="0in"><text:p/><draw:enhanced-geometry draw:mirror-horizontal="false" draw:mirror-vertical="false" svg:viewBox="0 0 13771 941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26" draw:style-name="gr3" draw:text-style-name="P30" svg:width="1.2685in" svg:height="1.3886in" svg:x="2.0764in" svg:y="1.8583in"><text:p text:style-name="P30"><text:span text:style-name="T3">Controller</text:span></text:p><draw:enhanced-geometry draw:mirror-horizontal="false" draw:mirror-vertical="false" svg:viewBox="0 0 3223 352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27" draw:style-name="gr4" draw:text-style-name="P31" svg:width="0.7787in" svg:height="0.7634in" svg:x="3.3563in" svg:y="1.8654in"><text:p text:style-name="P31"><text:span text:style-name="T3">link1</text:span></text:p><draw:enhanced-geometry draw:mirror-horizontal="false" draw:mirror-vertical="false" svg:viewBox="0 0 1979 1940" draw:text-areas="0 ?f8 ?f12 ?f9" draw:type="ooxml-rightArrow" draw:modifiers="43742 83589"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1073741828" draw:style-name="gr4" draw:text-style-name="P31" svg:width="0.7787in" svg:height="0.7634in" svg:x="3.3563in" svg:y="2.6535in"><text:p text:style-name="P31"><text:span text:style-name="T3">link2</text:span></text:p><draw:enhanced-geometry draw:mirror-horizontal="false" draw:mirror-vertical="false" svg:viewBox="0 0 1979 1940" draw:text-areas="0 ?f8 ?f12 ?f9" draw:type="ooxml-rightArrow" draw:modifiers="43742 83589"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1073741829" draw:style-name="gr5" draw:text-style-name="P29" svg:width="0.7787in" svg:height="0.7634in" svg:x="1.2827in" svg:y="1.8654in"><text:p/><draw:enhanced-geometry draw:mirror-horizontal="true" draw:mirror-vertical="false" svg:viewBox="0 0 1979 1940" draw:text-areas="0 ?f8 ?f12 ?f9" draw:type="ooxml-rightArrow" draw:modifiers="43742 83589"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1073741830" draw:style-name="gr5" draw:text-style-name="P29" svg:width="0.7787in" svg:height="0.7634in" svg:x="1.2827in" svg:y="2.6535in"><text:p/><draw:enhanced-geometry draw:mirror-horizontal="true" draw:mirror-vertical="false" svg:viewBox="0 0 1979 1940" draw:text-areas="0 ?f8 ?f12 ?f9" draw:type="ooxml-rightArrow" draw:modifiers="43742 83589"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1073741831" draw:style-name="gr6" draw:text-style-name="P30" svg:width="0.8697in" svg:height="0.3689in" svg:x="0.9165in" svg:y="0.4319in"><text:p text:style-name="P30"><text:span text:style-name="T4">Radio 1</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32" draw:style-name="gr6" draw:text-style-name="P30" svg:width="0.8697in" svg:height="0.3689in" svg:x="3.5972in" svg:y="0.4673in"><text:p text:style-name="P30"><text:span text:style-name="T4">Radio 2</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hape 1073741833" draw:style-name="gr7" draw:text-style-name="P29" svg:x1="3.0807in" svg:y1="1.778in" svg:x2="3.8087in" svg:y2="0.9819in"><text:p/></draw:line><draw:line draw:name="Shape 1073741834" draw:style-name="gr7" draw:text-style-name="P29" svg:x1="2.2358in" svg:y1="1.7083in" svg:x2="1.55in" svg:y2="0.9575in"><text:p/></draw:line></draw:g>Drawing <text:sequence text:ref-name="refDrawing0" text:name="Drawing" text:formula="ooow:Drawing+1" style:num-format="1">1</text:sequence>: Basic <text:s/>Node</text:p></draw:text-box></draw:frame>There are also 2 link ports to link to other controllers.</text:p>
      <text:p text:style-name="Body"/>
      <text:p text:style-name="Body"/>
      <text:h text:style-name="Heading_20_3" text:outline-level="3"><text:bookmark-start text:name="__RefHeading__1161_1671216759"/>A Single Repeater<text:bookmark-end text:name="__RefHeading__1161_1671216759"/></text:h>
      <text:p text:style-name="P9">A single repeater is the simplest configuration. <text:s/>The repeater would be connected to radio port 1 or 2. thats all.</text:p>
      <text:p text:style-name="Body"><draw:custom-shape text:anchor-type="paragraph" draw:z-index="4" draw:name="Shape 1073741837" draw:style-name="gr9" draw:text-style-name="P30" svg:width="1.2685in" svg:height="1.3886in" svg:x="2.2492in" svg:y="2.0043in"><text:p text:style-name="P30"><text:span text:style-name="T3">Controller</text:span></text:p><draw:enhanced-geometry draw:mirror-horizontal="false" draw:mirror-vertical="false" svg:viewBox="0 0 3223 352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Shape 1073741842" draw:style-name="gr10" draw:text-style-name="P30" svg:width="0.8697in" svg:height="0.3689in" svg:x="2.4339in" svg:y="0.55in"><text:p text:style-name="P30"><text:span text:style-name="T4">Repeater</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6" draw:name="Shape 1073741845" draw:style-name="gr11" draw:text-style-name="P29" svg:x1="2.8575in" svg:y1="1.9307in" svg:x2="2.8736in" svg:y2="1.0098in"><text:p/></draw:line><draw:frame draw:style-name="fr1" draw:name="Frame2" text:anchor-type="paragraph" svg:x="0.1728in" svg:y="0.1457in" svg:width="5.45in" draw:z-index="2"><draw:text-box fo:min-height="3.7335in"><text:p text:style-name="Drawing"><draw:custom-shape text:anchor-type="paragraph" draw:z-index="3" draw:name="Shape 1073741836" draw:style-name="gr8" draw:text-style-name="P29" svg:width="5.4213in" svg:height="3.7043in" svg:x="0.0146in" svg:y="0in"><text:p/><draw:enhanced-geometry draw:mirror-horizontal="false" draw:mirror-vertical="false" svg:viewBox="0 0 13771 941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ing <text:sequence text:ref-name="refDrawing1" text:name="Drawing" text:formula="ooow:Drawing+1" style:num-format="1">2</text:sequence>: A single repeater configuration</text:p></draw:text-box></draw:frame><text:soft-page-break/></text:p>
      <text:h text:style-name="Heading_20_3" text:outline-level="3"><text:bookmark-start text:name="__RefHeading__1163_1671216759"/>2 Repeaters<text:bookmark-end text:name="__RefHeading__1163_1671216759"/></text:h>
      <text:p text:style-name="P11">With 2 repeaters a repeater would be connected to each radio port. <text:s/>By default they will be independent </text:p>
      <text:p text:style-name="P11">repeaters; however the repeaters are completely independently controllable or easily linkable.</text:p>
      <text:p text:style-name="Body"><draw:custom-shape text:anchor-type="paragraph" draw:z-index="10" draw:name="Shape 1073741831" draw:style-name="gr10" draw:text-style-name="P30" svg:width="0.8697in" svg:height="0.3689in" svg:x="1.1717in" svg:y="0.5307in"><text:p text:style-name="P30"><text:span text:style-name="T4">Repeater 1</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Shape 1073741832" draw:style-name="gr10" draw:text-style-name="P30" svg:width="0.8697in" svg:height="0.3689in" svg:x="3.5291in" svg:y="0.5661in"><text:p text:style-name="P30"><text:span text:style-name="T4">Repeater 2</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Shape 1073741826" draw:style-name="gr9" draw:text-style-name="P30" svg:width="1.2685in" svg:height="1.3886in" svg:x="2.2165in" svg:y="2.1563in"><text:p text:style-name="P30"><text:span text:style-name="T3">Controller</text:span></text:p><draw:enhanced-geometry draw:mirror-horizontal="false" draw:mirror-vertical="false" svg:viewBox="0 0 3223 352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3" draw:name="Shape 1073741834" draw:style-name="gr11" draw:text-style-name="P29" svg:x1="2.5114in" svg:y1="1.8484in" svg:x2="1.8256in" svg:y2="1.0976in"><text:p/></draw:line><draw:line text:anchor-type="paragraph" draw:z-index="12" draw:name="Shape 1073741833" draw:style-name="gr11" draw:text-style-name="P29" svg:x1="3.2835in" svg:y1="1.8138in" svg:x2="4.0114in" svg:y2="1.0177in"><text:p/></draw:line><draw:frame draw:style-name="fr1" draw:name="Frame3" text:anchor-type="paragraph" svg:x="0.2902in" svg:y="0.0799in" svg:width="5.45in" draw:z-index="7"><draw:text-box fo:min-height="3.7339in"><text:p text:style-name="Drawing"><draw:custom-shape text:anchor-type="paragraph" draw:z-index="8" draw:name="Shape 1073741825" draw:style-name="gr8" draw:text-style-name="P29" svg:width="5.4213in" svg:height="3.7043in" svg:x="0.0146in" svg:y="0in"><text:p/><draw:enhanced-geometry draw:mirror-horizontal="false" draw:mirror-vertical="false" svg:viewBox="0 0 13771 941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ing <text:sequence text:ref-name="refDrawing2" text:name="Drawing" text:formula="ooow:Drawing+1" style:num-format="1">3</text:sequence>: 2 repeater configuration</text:p></draw:text-box></draw:frame></text:p>
      <text:h text:style-name="Heading_20_3" text:outline-level="3"><text:bookmark-start text:name="__RefHeading__1165_1671216759"/><text:soft-page-break/>A Repeater and a link radio (or remote base)<text:bookmark-end text:name="__RefHeading__1165_1671216759"/></text:h>
      <text:p text:style-name="P9">A link or remote base is connected similarly to a repeater, except it is used half duplex and tail hangs and messaging on the link or remote base radio is minimized.</text:p>
      <text:p text:style-name="Body"><draw:custom-shape text:anchor-type="paragraph" draw:z-index="16" draw:name="Shape 1073741826" draw:style-name="gr9" draw:text-style-name="P30" svg:width="1.2685in" svg:height="1.3886in" svg:x="3.0291in" svg:y="2.2811in"><text:p text:style-name="P30"><text:span text:style-name="T3">Controller</text:span></text:p><draw:enhanced-geometry draw:mirror-horizontal="false" draw:mirror-vertical="false" svg:viewBox="0 0 3223 352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Shape 1073741831" draw:style-name="gr10" draw:text-style-name="P30" svg:width="0.8697in" svg:height="0.3689in" svg:x="2.0882in" svg:y="0.8016in"><text:p text:style-name="P30"><text:span text:style-name="T4">Repeater</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8" draw:name="Shape 1073741834" draw:style-name="gr11" draw:text-style-name="P29" svg:x1="3.3657in" svg:y1="2.0776in" svg:x2="2.6799in" svg:y2="1.3268in"><text:p/></draw:line><draw:line text:anchor-type="paragraph" draw:z-index="19" draw:name="Shape 1073741833" draw:style-name="gr11" draw:text-style-name="P29" svg:x1="3.8043in" svg:y1="2.0429in" svg:x2="4.5323in" svg:y2="1.2469in"><text:p/></draw:line><draw:custom-shape text:anchor-type="paragraph" draw:z-index="20" draw:name="Shape 1073741832" draw:style-name="gr10" draw:text-style-name="P30" svg:width="0.8697in" svg:height="0.3689in" svg:x="4.1543in" svg:y="0.8055in"><text:p text:style-name="P30"><text:span text:style-name="T4">Link Radio</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draw:frame draw:style-name="fr2" draw:name="Frame4" text:anchor-type="paragraph" svg:width="5.45in" draw:z-index="14"><draw:text-box fo:min-height="3.7335in"><text:p text:style-name="Drawing"><draw:custom-shape text:anchor-type="paragraph" draw:z-index="15" draw:name="Shape 1073741825" draw:style-name="gr8" draw:text-style-name="P29" svg:width="5.4213in" svg:height="3.7043in" svg:x="0.0146in" svg:y="0in"><text:p/><draw:enhanced-geometry draw:mirror-horizontal="false" draw:mirror-vertical="false" svg:viewBox="0 0 13771 941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ing <text:sequence text:ref-name="refDrawing3" text:name="Drawing" text:formula="ooow:Drawing+1" style:num-format="1">4</text:sequence>: Single repeater with link</text:p></draw:text-box></draw:frame></text:p>
      <text:h text:style-name="Heading_20_3" text:outline-level="3"><text:bookmark-start text:name="__RefHeading__1167_1671216759"/>2 Repeaters With 2 Link Radios<text:bookmark-end text:name="__RefHeading__1167_1671216759"/></text:h>
      <text:p text:style-name="P9">In this configuration it is possible to group a repeater and link on a single controller like above, or you could put both repeaters on once controller and both link radios on the second controller. <text:s/>In the recommended configuration shown below, the controllers would be configured as follows:</text:p>
      <text:list xml:id="list172641461542466" text:continue-numbering="true" text:style-name="WWNum2">
        <text:list-item>
          <text:p text:style-name="P10">On the repeater controller</text:p>
          <text:list>
            <text:list-item>
              <text:p text:style-name="P10">Both radio ports configured as repeaters</text:p>
            </text:list-item>
            <text:list-item>
              <text:p text:style-name="P10">The repeaters can be cross linked by connecting both to link 1, the internal link.</text:p>
            </text:list-item>
            <text:list-item>
              <text:p text:style-name="P10">Either (or both) repeater can be connected to link 2 or link 3 to use the link radios</text:p>
            </text:list-item>
          </text:list>
        </text:list-item>
        <text:list-item>
          <text:p text:style-name="P10">On the link radio controller</text:p>
          <text:list>
            <text:list-item>
              <text:p text:style-name="P10">Both ports configured as Links</text:p>
            </text:list-item>
            <text:list-item>
              <text:p text:style-name="P10">Link radio 1 configured to link 2</text:p>
            </text:list-item>
            <text:list-item>
              <text:p text:style-name="P10">Link radio 2 configured to link 1</text:p>
            </text:list-item>
          </text:list>
        </text:list-item>
      </text:list>
      <text:p text:style-name="Body"/>
      <text:p text:style-name="P9"><draw:custom-shape text:anchor-type="paragraph" draw:z-index="23" draw:name="Shape 1073741826" draw:style-name="gr9" draw:text-style-name="P30" svg:width="1.2685in" svg:height="1.3886in" svg:x="4.2791in" svg:y="2.1772in"><text:p text:style-name="P30"><text:span text:style-name="T3">Controller 2</text:span></text:p><draw:enhanced-geometry draw:mirror-horizontal="false" draw:mirror-vertical="false" svg:viewBox="0 0 3223 352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 draw:name="Shape 1073741826" draw:style-name="gr9" draw:text-style-name="P30" svg:width="1.2685in" svg:height="1.3886in" svg:x="1.6335in" svg:y="2.1665in"><text:p text:style-name="P30"><text:span text:style-name="T3">Controller 1</text:span></text:p><draw:enhanced-geometry draw:mirror-horizontal="false" draw:mirror-vertical="false" svg:viewBox="0 0 3223 352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 draw:name="Shape 1073741831" draw:style-name="gr10" draw:text-style-name="P30" svg:width="0.8697in" svg:height="0.3689in" svg:x="1.0465in" svg:y="0.9472in"><text:p text:style-name="P30"><text:span text:style-name="T4">Repeater 1</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 draw:name="Shape 1073741831" draw:style-name="gr10" draw:text-style-name="P30" svg:width="0.8697in" svg:height="0.3689in" svg:x="2.4319in" svg:y="0.9264in"><text:p text:style-name="P30"><text:span text:style-name="T4">Repeater 2</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 draw:name="Shape 1073741832" draw:style-name="gr10" draw:text-style-name="P30" svg:width="0.8697in" svg:height="0.3689in" svg:x="4.9563in" svg:y="0.9307in"><text:p text:style-name="P30"><text:span text:style-name="T4">Link Radio 2</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 draw:name="Shape 1073741832" draw:style-name="gr10" draw:text-style-name="P30" svg:width="0.8697in" svg:height="0.3689in" svg:x="3.8102in" svg:y="0.9201in"><text:p text:style-name="P30"><text:span text:style-name="T4">Link Radio 1</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29" draw:name="Shape 1073741834" draw:style-name="gr11" draw:text-style-name="P29" svg:x1="4.6677in" svg:y1="2.1091in" svg:x2="3.9819in" svg:y2="1.3583in"><text:p/></draw:line><draw:line text:anchor-type="paragraph" draw:z-index="30" draw:name="Shape 1073741834" draw:style-name="gr11" draw:text-style-name="P32" svg:x1="2.1795in" svg:y1="2.1681in" svg:x2="1.4925in" svg:y2="1.4161in"><text:p/></draw:line><draw:line text:anchor-type="paragraph" draw:z-index="31" draw:name="Shape 1073741833" draw:style-name="gr11" draw:text-style-name="P29" svg:x1="4.9563in" svg:y1="2.0953in" svg:x2="5.6843in" svg:y2="1.2992in"><text:p/></draw:line><draw:line text:anchor-type="paragraph" draw:z-index="32" draw:name="Shape 1073741833" draw:style-name="gr11" draw:text-style-name="P29" svg:x1="2.4319in" svg:y1="2.1665in" svg:x2="3.1598in" svg:y2="1.3705in"><text:p/></draw:line><draw:frame draw:style-name="fr2" draw:name="Frame5" text:anchor-type="paragraph" svg:width="5.45in" draw:z-index="21"><draw:text-box fo:min-height="3.7335in"><text:p text:style-name="Drawing"><draw:custom-shape text:anchor-type="paragraph" draw:z-index="22" draw:name="Shape 1073741825" draw:style-name="gr8" draw:text-style-name="P29" svg:width="5.4213in" svg:height="3.7043in" svg:x="0.0146in" svg:y="0in"><text:p/><draw:enhanced-geometry draw:mirror-horizontal="false" draw:mirror-vertical="false" svg:viewBox="0 0 13771 941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ing <text:sequence text:ref-name="refDrawing4" text:name="Drawing" text:formula="ooow:Drawing+1" style:num-format="1">5</text:sequence>: 2 repeaters, 2 controllers and 2 links</text:p></draw:text-box></draw:frame><draw:custom-shape text:anchor-type="paragraph" draw:z-index="33" draw:style-name="gr12" draw:text-style-name="P33" svg:width="1.378in" svg:height="0.4587in" svg:x="2.9016in" svg:y="2.4071in"><text:p text:style-name="P33">Link 2</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4" draw:style-name="gr12" draw:text-style-name="P33" svg:width="1.378in" svg:height="0.4587in" svg:x="2.9016in" svg:y="2.9902in"><text:p text:style-name="P33">Link 3</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oft-page-break/></text:p>
      <text:h text:style-name="Heading_20_3" text:outline-level="3"><text:bookmark-start text:name="__RefHeading__1169_1671216759"/>More<text:bookmark-end text:name="__RefHeading__1169_1671216759"/></text:h>
      <text:p text:style-name="P9">The examples shown in this section are just examples. <text:s/>You can have as many controllers connected to each other as you like. <text:s/>Also it is not required to connect all link2’s to link2’s and link 3’s to link 3’s so you can have additional logs and global links as makes sense for your network.</text:p>
      <text:p text:style-name="Body"/>
      <text:p text:style-name="P9"><draw:custom-shape text:anchor-type="paragraph" draw:z-index="37" draw:name="Shape 1073741826" draw:style-name="gr9" draw:text-style-name="P30" svg:width="1.2685in" svg:height="1.3886in" svg:x="0.6126in" svg:y="2.1665in"><text:p text:style-name="P30"><text:span text:style-name="T3">Controller 1</text:span></text:p><draw:enhanced-geometry draw:mirror-horizontal="false" draw:mirror-vertical="false" svg:viewBox="0 0 3223 352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 draw:name="Shape 1073741826" draw:style-name="gr9" draw:text-style-name="P30" svg:width="1.2685in" svg:height="1.3886in" svg:x="3.0811in" svg:y="2.2291in"><text:p text:style-name="P30"><text:span text:style-name="T3">Controller 2</text:span></text:p><draw:enhanced-geometry draw:mirror-horizontal="false" draw:mirror-vertical="false" svg:viewBox="0 0 3223 352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Frame6" text:anchor-type="paragraph" svg:x="0.0193in" svg:width="7.1335in" draw:z-index="35"><draw:text-box fo:min-height="3.7335in"><text:p text:style-name="Drawing"><draw:custom-shape text:anchor-type="paragraph" draw:z-index="36" draw:name="Shape 1073741825" draw:style-name="gr13" draw:text-style-name="P29" svg:width="7.1043in" svg:height="3.7043in" svg:x="0.0146in" svg:y="0in"><text:p/><draw:enhanced-geometry draw:mirror-horizontal="false" draw:mirror-vertical="false" svg:viewBox="0 0 18046 941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4" draw:name="Shape 1073741832" draw:style-name="gr10" draw:text-style-name="P30" svg:width="0.8697in" svg:height="0.3689in" svg:x="5.1126in" svg:y="0.889in"><text:p text:style-name="P30"><text:span text:style-name="T4">Link Radio 1</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5" draw:name="Shape 1073741832" draw:style-name="gr10" draw:text-style-name="P30" svg:width="0.8697in" svg:height="0.3689in" svg:x="6.1543in" svg:y="0.8681in"><text:p text:style-name="P30"><text:span text:style-name="T4">Link Radio 2</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6" draw:name="Shape 1073741831" draw:style-name="gr10" draw:text-style-name="P30" svg:width="0.8697in" svg:height="0.3689in" svg:x="0.1772in" svg:y="0.9472in"><text:p text:style-name="P30"><text:span text:style-name="T4">Repeater 1</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7" draw:name="Shape 1073741831" draw:style-name="gr10" draw:text-style-name="P30" svg:width="0.8697in" svg:height="0.3689in" svg:x="1.411in" svg:y="0.9575in"><text:p text:style-name="P30"><text:span text:style-name="T4">Repeater 2</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8" draw:name="Shape 1073741831" draw:style-name="gr10" draw:text-style-name="P30" svg:width="0.8697in" svg:height="0.3689in" svg:x="2.661in" svg:y="0.9264in"><text:p text:style-name="P30"><text:span text:style-name="T4">Repeater 3</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9" draw:name="Shape 1073741831" draw:style-name="gr10" draw:text-style-name="P30" svg:width="0.8697in" svg:height="0.3689in" svg:x="3.7134in" svg:y="0.9472in"><text:p text:style-name="P30"><text:span text:style-name="T4">Repeater 4</text:span></text:p><draw:enhanced-geometry draw:mirror-horizontal="false" draw:mirror-vertical="false" svg:viewBox="0 0 2210 93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50" draw:name="Shape 1073741834" draw:style-name="gr11" draw:text-style-name="P32" svg:x1="1.2799in" svg:y1="2.1665in" svg:x2="0.5929in" svg:y2="1.4146in"><text:p/></draw:line><draw:line text:anchor-type="paragraph" draw:z-index="51" draw:name="Shape 1073741834" draw:style-name="gr11" draw:text-style-name="P32" svg:x1="3.565in" svg:y1="2.1157in" svg:x2="2.878in" svg:y2="1.3638in"><text:p/></draw:line><draw:line text:anchor-type="paragraph" draw:z-index="52" draw:name="Shape 1073741834" draw:style-name="gr11" draw:text-style-name="P32" svg:x1="6.0961in" svg:y1="2.1157in" svg:x2="5.4091in" svg:y2="1.3638in"><text:p/></draw:line><draw:line text:anchor-type="paragraph" draw:z-index="53" draw:name="Shape 1073741833" draw:style-name="gr11" draw:text-style-name="P29" svg:x1="1.4945in" svg:y1="2.1665in" svg:x2="2.2224in" svg:y2="1.3705in"><text:p/></draw:line><draw:line text:anchor-type="paragraph" draw:z-index="54" draw:name="Shape 1073741833" draw:style-name="gr11" draw:text-style-name="P29" svg:x1="3.713in" svg:y1="2.1118in" svg:x2="4.4409in" svg:y2="1.3157in"><text:p/></draw:line><draw:line text:anchor-type="paragraph" draw:z-index="55" draw:name="Shape 1073741833" draw:style-name="gr11" draw:text-style-name="P29" svg:x1="6.1819in" svg:y1="2.1354in" svg:x2="6.9098in" svg:y2="1.3394in"><text:p/></draw:line><draw:custom-shape text:anchor-type="paragraph" draw:z-index="40" draw:style-name="gr14" draw:text-style-name="P33" svg:width="1.2012in" svg:height="0.4587in" svg:x="1.861in" svg:y="2.4071in"><text:p text:style-name="P33">Link 2</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1" draw:style-name="gr14" draw:text-style-name="P33" svg:width="1.2012in" svg:height="0.4587in" svg:x="4.3299in" svg:y="2.3547in"><text:p text:style-name="P33">Link 2</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2" draw:style-name="gr14" draw:text-style-name="P33" svg:width="1.2012in" svg:height="0.4587in" svg:x="1.861in" svg:y="2.9902in"><text:p text:style-name="P33">Link 3</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3" draw:style-name="gr14" draw:text-style-name="P33" svg:width="1.2012in" svg:height="0.4587in" svg:x="4.3508in" svg:y="3.011in"><text:p text:style-name="P33">Link 3</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ing <text:sequence text:ref-name="refDrawing5" text:name="Drawing" text:formula="ooow:Drawing+1" style:num-format="1">6</text:sequence>: A bigger configuragtion</text:p></draw:text-box></draw:frame></text:p>
      <text:p text:style-name="Body"><draw:custom-shape text:anchor-type="paragraph" draw:z-index="39" draw:name="Shape 1073741826" draw:style-name="gr9" draw:text-style-name="P30" svg:width="1.2685in" svg:height="1.3886in" svg:x="-1.3543in" svg:y="0.0689in"><text:p text:style-name="P30"><text:span text:style-name="T3">Controller n </text:span></text:p><draw:enhanced-geometry draw:mirror-horizontal="false" draw:mirror-vertical="false" svg:viewBox="0 0 3223 352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text:soft-page-break/>Remember:</text:p>
      <text:list xml:id="list172641339142806" text:continue-numbering="true" text:style-name="WWNum2">
        <text:list-item>
          <text:p text:style-name="P10">All radio ports can act as fully independent repeaters.</text:p>
        </text:list-item>
        <text:list-item>
          <text:p text:style-name="P10">Link 1 exists to allow the 2 ports on a controller to link.</text:p>
        </text:list-item>
        <text:list-item>
          <text:p text:style-name="P10">Link 2 and Link 3 are simple connections to physically co-located radios and repeaters. </text:p>
        </text:list-item>
      </text:list>
      <text:h text:style-name="P6" text:outline-level="1"><text:bookmark-start text:name="__RefHeading__1171_1671216759"/>Hardware Description<text:bookmark-end text:name="__RefHeading__1171_1671216759"/></text:h>
      <text:h text:style-name="Heading_20_2" text:outline-level="2"><text:bookmark-start text:name="__RefHeading__1173_1671216759"/>Radio Port<text:bookmark-end text:name="__RefHeading__1173_1671216759"/></text:h>
      <text:p text:style-name="Body"><text:span text:style-name="T1">The radio port comes out on a 10 pin header (only 9 pins are used). <text:s/>This may be cabled with a simple ribbon cable to a 9 pin D connector DE9F to be compatible with radios bailed for an Scom 7330 </text:span><text:span text:style-name="T1"><draw:frame draw:style-name="fr4" draw:name="officeArt object" text:anchor-type="as-char" svg:width="5.6929in" draw:z-index="56"><draw:text-box fo:min-height="0.0161in"><table:table table:name="Table2" table:style-name="Table2"><table:table-column table:style-name="Table2.A" table:number-columns-repeated="2"/><table:table-column table:style-name="Table2.C"/><table:table-header-rows><table:table-row table:style-name="Table2.1"><table:table-cell table:style-name="Table2.A1" office:value-type="string"><text:p text:style-name="P20">Header Pin</text:p></table:table-cell><table:table-cell table:style-name="Table2.A1" office:value-type="string"><text:p text:style-name="P20">De 9 pin</text:p></table:table-cell><table:table-cell table:style-name="Table2.A1" office:value-type="string"><text:p text:style-name="P21">Function</text:p></table:table-cell></table:table-row></table:table-header-rows><table:table-row table:style-name="Table2.1"><table:table-cell table:style-name="Table2.A2" office:value-type="string"><text:p text:style-name="P24">1</text:p></table:table-cell><table:table-cell table:style-name="Table2.B2" office:value-type="string"><text:p text:style-name="P25">1</text:p></table:table-cell><table:table-cell table:style-name="Table2.C2" office:value-type="string"><text:p text:style-name="P22">Receiver audio</text:p></table:table-cell></table:table-row><table:table-row table:style-name="Table2.3"><table:table-cell table:style-name="Table2.A3" office:value-type="string"><text:p text:style-name="P24">2</text:p></table:table-cell><table:table-cell table:style-name="Table2.B3" office:value-type="string"><text:p text:style-name="P25">6</text:p></table:table-cell><table:table-cell table:style-name="Table2.C3" office:value-type="string"><text:p text:style-name="P22">GND (RX audio)</text:p></table:table-cell></table:table-row><table:table-row table:style-name="Table2.3"><table:table-cell table:style-name="Table2.A3" office:value-type="string"><text:p text:style-name="P24">3</text:p></table:table-cell><table:table-cell table:style-name="Table2.B3" office:value-type="string"><text:p text:style-name="P25">2</text:p></table:table-cell><table:table-cell table:style-name="Table2.C3" office:value-type="string"><text:p text:style-name="P22">COR (logic)</text:p></table:table-cell></table:table-row><table:table-row table:style-name="Table2.3"><table:table-cell table:style-name="Table2.A3" office:value-type="string"><text:p text:style-name="P24">4</text:p></table:table-cell><table:table-cell table:style-name="Table2.B3" office:value-type="string"><text:p text:style-name="P25">7</text:p></table:table-cell><table:table-cell table:style-name="Table2.C3" office:value-type="string"><text:p text:style-name="P22">GND (CTCSS audio)</text:p></table:table-cell></table:table-row><table:table-row table:style-name="Table2.3"><table:table-cell table:style-name="Table2.A3" office:value-type="string"><text:p text:style-name="P24">5</text:p></table:table-cell><table:table-cell table:style-name="Table2.B3" office:value-type="string"><text:p text:style-name="P25">3</text:p></table:table-cell><table:table-cell table:style-name="Table2.C3" office:value-type="string"><text:p text:style-name="P22">CTCSS decode (logic / or discriminator audio)</text:p></table:table-cell></table:table-row><table:table-row table:style-name="Table2.3"><table:table-cell table:style-name="Table2.A3" office:value-type="string"><text:p text:style-name="P24">6</text:p></table:table-cell><table:table-cell table:style-name="Table2.B3" office:value-type="string"><text:p text:style-name="P25">8</text:p></table:table-cell><table:table-cell table:style-name="Table2.C3" office:value-type="string"><text:p text:style-name="P22">Transmitter (CTCSS audio or logic control)</text:p></table:table-cell></table:table-row><table:table-row table:style-name="Table2.3"><table:table-cell table:style-name="Table2.A3" office:value-type="string"><text:p text:style-name="P24">7</text:p></table:table-cell><table:table-cell table:style-name="Table2.B3" office:value-type="string"><text:p text:style-name="P25">4</text:p></table:table-cell><table:table-cell table:style-name="Table2.C3" office:value-type="string"><text:p text:style-name="P22">PTT</text:p></table:table-cell></table:table-row><table:table-row table:style-name="Table2.3"><table:table-cell table:style-name="Table2.A3" office:value-type="string"><text:p text:style-name="P24">8</text:p></table:table-cell><table:table-cell table:style-name="Table2.B3" office:value-type="string"><text:p text:style-name="P25">9</text:p></table:table-cell><table:table-cell table:style-name="Table2.C3" office:value-type="string"><text:p text:style-name="P22">GND (Transmit Audio)</text:p></table:table-cell></table:table-row><table:table-row table:style-name="Table2.3"><table:table-cell table:style-name="Table2.A3" office:value-type="string"><text:p text:style-name="P24">9</text:p></table:table-cell><table:table-cell table:style-name="Table2.B3" office:value-type="string"><text:p text:style-name="P25">5</text:p></table:table-cell><table:table-cell table:style-name="Table2.C3" office:value-type="string"><text:p text:style-name="P22">Transmitter audio</text:p></table:table-cell></table:table-row><table:table-row table:style-name="Table2.3"><table:table-cell table:style-name="Table2.A3" office:value-type="string"><text:p text:style-name="P24">10</text:p></table:table-cell><table:table-cell table:style-name="Table2.B3" office:value-type="string"><text:p text:style-name="P23">NA</text:p></table:table-cell><table:table-cell table:style-name="Table2.C3" office:value-type="string"><text:p text:style-name="P22">Physical key</text:p></table:table-cell></table:table-row></table:table><text:p text:style-name="Frame_20_contents"/></draw:text-box></draw:frame></text:span><text:span text:style-name="T1">controller. <text:s/>However there is more capability than a basic Scom controller.</text:span></text:p>
      <text:p text:style-name="Body"/>
      <text:h text:style-name="Heading_20_3" text:outline-level="3"><text:bookmark-start text:name="__RefHeading__1175_1671216759"/>Receiver Logic Connections<text:bookmark-end text:name="__RefHeading__1175_1671216759"/></text:h>
      <text:p text:style-name="P9">The COR and CTCSS inputs can be logic level from 1.6V to 30V for a logic ‘1’ and less than 0.6V for a logic ‘0’ <text:s/>The polarity of the logic does not matter since it can be inverted in the configuration. <text:s/>There are no jumpers to set. <text:s/>If they are not used, the pins can be left un-connected.</text:p>
      <text:p text:style-name="Body"/>
      <text:h text:style-name="Heading_20_3" text:outline-level="3"><text:bookmark-start text:name="__RefHeading__1177_1671216759"/>CTCSS<text:bookmark-end text:name="__RefHeading__1177_1671216759"/></text:h>
      <text:p text:style-name="P9">If a hardware CTCSS decoder is not part of the radio hardware it is not needed. <text:s/>Discriminator audio may be brought in on the CTCSS pin or of the receiver does not high pass the audio to filter out the CTCSS tones, the CTCSS Tones will be decoded off the receive audio.</text:p>
      <text:p text:style-name="Body"/>
      <text:h text:style-name="Heading_20_3" text:outline-level="3"><text:bookmark-start text:name="__RefHeading__1179_1671216759"/><text:soft-page-break/>DTMF<text:bookmark-end text:name="__RefHeading__1179_1671216759"/></text:h>
      <text:p text:style-name="P9">The DTMF tone will be decoded off the discriminator or receive audio, which every was used for the CTCSS.</text:p>
      <text:h text:style-name="P19" text:outline-level="2"><text:bookmark-start text:name="__RefHeading__2509_1400087353"/>Transmitter Connections<text:bookmark-end text:name="__RefHeading__2509_1400087353"/></text:h>
      <text:h text:style-name="P18" text:outline-level="3"><text:bookmark-start text:name="__RefHeading__2511_1400087353"/>PTT<text:bookmark-end text:name="__RefHeading__2511_1400087353"/></text:h>
      <text:p text:style-name="P14">The push to talk output is an open drain control camaple of sinking 200mA at up to 35 volts.</text:p>
      <text:h text:style-name="P18" text:outline-level="3"><text:bookmark-start text:name="__RefHeading__2513_1400087353"/>CTCSS<text:bookmark-end text:name="__RefHeading__2513_1400087353"/></text:h>
      <text:p text:style-name="P14">The CTCSS output can be either an open drain output or an audio output under software contol.</text:p>
      <text:p text:style-name="P14"/>
      <text:h text:style-name="Heading_20_2" text:outline-level="2"><text:bookmark-start text:name="__RefHeading__1181_1671216759"/>Environmental Monitor<text:bookmark-end text:name="__RefHeading__1181_1671216759"/></text:h>
      <text:p text:style-name="P9">The environmental monitor consists of a DHT22 (AM2302) temperature and relative humidity sensor and a light depending resistor (CDS cell). <text:s/>These are both mounted to the board and are monitored periodically by the software. </text:p>
      <text:h text:style-name="Heading_20_2" text:outline-level="2"><text:bookmark-start text:name="__RefHeading__1183_1671216759"/>User IO<text:bookmark-end text:name="__RefHeading__1183_1671216759"/></text:h>
      <text:p text:style-name="P9">The user IO convicts of TBD logic IO pins and TBD analog input pins. <text:s/>The digital pins can be configured for input or output. <text:s/>The analog pins are by default scaled for 0-25 volts</text:p>
      <text:h text:style-name="Heading_20_2" text:outline-level="2"><text:bookmark-start text:name="__RefHeading__1185_1671216759"/>Host Port<text:bookmark-end text:name="__RefHeading__1185_1671216759"/></text:h>
      <text:p text:style-name="P9">The host port is the mapping from physical bus pins on the host board to the functions used on the controller.</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table:number-columns-spanned="5" office:value-type="string">
              <text:p text:style-name="P4">PI pin assignments</text:p>
            </table:table-cell>
            <table:covered-table-cell/>
            <table:covered-table-cell/>
            <table:covered-table-cell/>
            <table:covered-table-cell/>
          </table:table-row>
          <table:table-row table:style-name="Table3.2">
            <table:table-cell table:style-name="Table3.A2" office:value-type="string">
              <text:p text:style-name="P20">pin #</text:p>
            </table:table-cell>
            <table:table-cell table:style-name="Table3.A2" office:value-type="string">
              <text:p text:style-name="P20">Pi Name</text:p>
            </table:table-cell>
            <table:table-cell table:style-name="Table3.A2" office:value-type="string">
              <text:p text:style-name="P20">Pi Alt</text:p>
            </table:table-cell>
            <table:table-cell table:style-name="Table3.A2" office:value-type="string">
              <text:p text:style-name="P20">function</text:p>
            </table:table-cell>
            <table:table-cell table:style-name="Table3.A2" office:value-type="string">
              <text:p text:style-name="P20">Note:</text:p>
            </table:table-cell>
          </table:table-row>
        </table:table-header-rows>
        <table:table-row table:style-name="Table3.2">
          <table:table-cell table:style-name="Table3.A3" office:value-type="string">
            <text:p text:style-name="P5">1</text:p>
          </table:table-cell>
          <table:table-cell table:style-name="Table3.B3" office:value-type="string">
            <text:p text:style-name="P23">3.3v</text:p>
          </table:table-cell>
          <table:table-cell table:style-name="Table3.C3" office:value-type="string">
            <text:p text:style-name="Standard"/>
          </table:table-cell>
          <table:table-cell table:style-name="Table3.C3" office:value-type="string">
            <text:p text:style-name="Standard"/>
          </table:table-cell>
          <table:table-cell table:style-name="Table3.C3" office:value-type="string">
            <text:p text:style-name="Standard"/>
          </table:table-cell>
        </table:table-row>
        <table:table-row table:style-name="Table3.4">
          <table:table-cell table:style-name="Table3.A4" office:value-type="string">
            <text:p text:style-name="P5">2</text:p>
          </table:table-cell>
          <table:table-cell table:style-name="Table3.B4" office:value-type="string">
            <text:p text:style-name="P23">5v</text:p>
          </table:table-cell>
          <table:table-cell table:style-name="Table3.C4" office:value-type="string">
            <text:p text:style-name="Standard"/>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3</text:p>
          </table:table-cell>
          <table:table-cell table:style-name="Table3.B4" office:value-type="string">
            <text:p text:style-name="P23">GPIO2</text:p>
          </table:table-cell>
          <table:table-cell table:style-name="Table3.C4" office:value-type="string">
            <text:p text:style-name="P23">SDA1</text:p>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4</text:p>
          </table:table-cell>
          <table:table-cell table:style-name="Table3.B4" office:value-type="string">
            <text:p text:style-name="P23">5v</text:p>
          </table:table-cell>
          <table:table-cell table:style-name="Table3.C4" office:value-type="string">
            <text:p text:style-name="Standard"/>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5</text:p>
          </table:table-cell>
          <table:table-cell table:style-name="Table3.B4" office:value-type="string">
            <text:p text:style-name="P23">GPIO3</text:p>
          </table:table-cell>
          <table:table-cell table:style-name="Table3.C4" office:value-type="string">
            <text:p text:style-name="P23">SCL1</text:p>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6</text:p>
          </table:table-cell>
          <table:table-cell table:style-name="Table3.B4" office:value-type="string">
            <text:p text:style-name="P23">gnd</text:p>
          </table:table-cell>
          <table:table-cell table:style-name="Table3.C4" office:value-type="string">
            <text:p text:style-name="Standard"/>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7</text:p>
          </table:table-cell>
          <table:table-cell table:style-name="Table3.B4" office:value-type="string">
            <text:p text:style-name="P23">GPIO4</text:p>
          </table:table-cell>
          <table:table-cell table:style-name="Table3.C4" office:value-type="string">
            <text:p text:style-name="P23">GPIO_GCLK</text:p>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8</text:p>
          </table:table-cell>
          <table:table-cell table:style-name="Table3.B4" office:value-type="string">
            <text:p text:style-name="P23">GPIO14</text:p>
          </table:table-cell>
          <table:table-cell table:style-name="Table3.C4" office:value-type="string">
            <text:p text:style-name="P23">TDX0</text:p>
          </table:table-cell>
          <table:table-cell table:style-name="Table3.C4" office:value-type="string">
            <text:p text:style-name="P23">dctcss1</text:p>
          </table:table-cell>
          <table:table-cell table:style-name="Table3.C4" office:value-type="string">
            <text:p text:style-name="Standard"/>
          </table:table-cell>
        </table:table-row>
        <table:table-row table:style-name="Table3.4">
          <table:table-cell table:style-name="Table3.A4" office:value-type="string">
            <text:p text:style-name="P5">9</text:p>
          </table:table-cell>
          <table:table-cell table:style-name="Table3.B4" office:value-type="string">
            <text:p text:style-name="P23">gnd</text:p>
          </table:table-cell>
          <table:table-cell table:style-name="Table3.C4" office:value-type="string">
            <text:p text:style-name="Standard"/>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10</text:p>
          </table:table-cell>
          <table:table-cell table:style-name="Table3.B4" office:value-type="string">
            <text:p text:style-name="P23">GPIO15</text:p>
          </table:table-cell>
          <table:table-cell table:style-name="Table3.C4" office:value-type="string">
            <text:p text:style-name="P23">RXD0</text:p>
          </table:table-cell>
          <table:table-cell table:style-name="Table3.C4" office:value-type="string">
            <text:p text:style-name="P23">dctcss2</text:p>
          </table:table-cell>
          <table:table-cell table:style-name="Table3.C4" office:value-type="string">
            <text:p text:style-name="Standard"/>
          </table:table-cell>
        </table:table-row>
        <text:soft-page-break/>
        <table:table-row table:style-name="Table3.4">
          <table:table-cell table:style-name="Table3.A4" office:value-type="string">
            <text:p text:style-name="P5">11</text:p>
          </table:table-cell>
          <table:table-cell table:style-name="Table3.B4" office:value-type="string">
            <text:p text:style-name="P23">GPIO17</text:p>
          </table:table-cell>
          <table:table-cell table:style-name="Table3.C4" office:value-type="string">
            <text:p text:style-name="P23">GPIO_GEN0</text:p>
          </table:table-cell>
          <table:table-cell table:style-name="Table3.C4" office:value-type="string">
            <text:p text:style-name="P23">cor1</text:p>
          </table:table-cell>
          <table:table-cell table:style-name="Table3.C4" office:value-type="string">
            <text:p text:style-name="Standard"/>
          </table:table-cell>
        </table:table-row>
        <table:table-row table:style-name="Table3.4">
          <table:table-cell table:style-name="Table3.A4" office:value-type="string">
            <text:p text:style-name="P5">12</text:p>
          </table:table-cell>
          <table:table-cell table:style-name="Table3.B4" office:value-type="string">
            <text:p text:style-name="P23">GPIO18</text:p>
          </table:table-cell>
          <table:table-cell table:style-name="Table3.C4" office:value-type="string">
            <text:p text:style-name="P23">GPIO_GEN1</text:p>
          </table:table-cell>
          <table:table-cell table:style-name="Table3.C4" office:value-type="string">
            <text:p text:style-name="P23">pwm0</text:p>
          </table:table-cell>
          <table:table-cell table:style-name="Table3.C4" office:value-type="string">
            <text:p text:style-name="P23">Was Ptt earlier</text:p>
          </table:table-cell>
        </table:table-row>
        <table:table-row table:style-name="Table3.4">
          <table:table-cell table:style-name="Table3.A4" office:value-type="string">
            <text:p text:style-name="P5">13</text:p>
          </table:table-cell>
          <table:table-cell table:style-name="Table3.B4" office:value-type="string">
            <text:p text:style-name="P23">GPIO27</text:p>
          </table:table-cell>
          <table:table-cell table:style-name="Table3.C4" office:value-type="string">
            <text:p text:style-name="P23">GPIO_GEN2</text:p>
          </table:table-cell>
          <table:table-cell table:style-name="Table3.C4" office:value-type="string">
            <text:p text:style-name="P23">hwctcss1</text:p>
          </table:table-cell>
          <table:table-cell table:style-name="Table3.C4" office:value-type="string">
            <text:p text:style-name="Standard"/>
          </table:table-cell>
        </table:table-row>
        <table:table-row table:style-name="Table3.4">
          <table:table-cell table:style-name="Table3.A4" office:value-type="string">
            <text:p text:style-name="P5">14</text:p>
          </table:table-cell>
          <table:table-cell table:style-name="Table3.B4" office:value-type="string">
            <text:p text:style-name="P23">gnd</text:p>
          </table:table-cell>
          <table:table-cell table:style-name="Table3.C4" office:value-type="string">
            <text:p text:style-name="Standard"/>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15</text:p>
          </table:table-cell>
          <table:table-cell table:style-name="Table3.B4" office:value-type="string">
            <text:p text:style-name="P23">GPIO22</text:p>
          </table:table-cell>
          <table:table-cell table:style-name="Table3.C4" office:value-type="string">
            <text:p text:style-name="P23">GPIO_GEN3</text:p>
          </table:table-cell>
          <table:table-cell table:style-name="Table3.C4" office:value-type="string">
            <text:p text:style-name="P23">ptt1</text:p>
          </table:table-cell>
          <table:table-cell table:style-name="Table3.C4" office:value-type="string">
            <text:p text:style-name="Standard"/>
          </table:table-cell>
        </table:table-row>
        <table:table-row table:style-name="Table3.4">
          <table:table-cell table:style-name="Table3.A4" office:value-type="string">
            <text:p text:style-name="P5">16</text:p>
          </table:table-cell>
          <table:table-cell table:style-name="Table3.B4" office:value-type="string">
            <text:p text:style-name="P23">GPIO23</text:p>
          </table:table-cell>
          <table:table-cell table:style-name="Table3.C4" office:value-type="string">
            <text:p text:style-name="P23">GPIO_GEN4</text:p>
          </table:table-cell>
          <table:table-cell table:style-name="Table3.C4" office:value-type="string">
            <text:p text:style-name="P23">COR2</text:p>
          </table:table-cell>
          <table:table-cell table:style-name="Table3.C4" office:value-type="string">
            <text:p text:style-name="Standard"/>
          </table:table-cell>
        </table:table-row>
        <table:table-row table:style-name="Table3.4">
          <table:table-cell table:style-name="Table3.A4" office:value-type="string">
            <text:p text:style-name="P5">17</text:p>
          </table:table-cell>
          <table:table-cell table:style-name="Table3.B4" office:value-type="string">
            <text:p text:style-name="P23">3.3v</text:p>
          </table:table-cell>
          <table:table-cell table:style-name="Table3.C4" office:value-type="string">
            <text:p text:style-name="Standard"/>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18</text:p>
          </table:table-cell>
          <table:table-cell table:style-name="Table3.B4" office:value-type="string">
            <text:p text:style-name="P23">GPIO23</text:p>
          </table:table-cell>
          <table:table-cell table:style-name="Table3.C4" office:value-type="string">
            <text:p text:style-name="P23">GPIO_GEN5</text:p>
          </table:table-cell>
          <table:table-cell table:style-name="Table3.C4" office:value-type="string">
            <text:p text:style-name="P23">CTCSS2</text:p>
          </table:table-cell>
          <table:table-cell table:style-name="Table3.C4" office:value-type="string">
            <text:p text:style-name="Standard"/>
          </table:table-cell>
        </table:table-row>
        <table:table-row table:style-name="Table3.4">
          <table:table-cell table:style-name="Table3.A4" office:value-type="string">
            <text:p text:style-name="P5">19</text:p>
          </table:table-cell>
          <table:table-cell table:style-name="Table3.B4" office:value-type="string">
            <text:p text:style-name="P23">GP10</text:p>
          </table:table-cell>
          <table:table-cell table:style-name="Table3.C4" office:value-type="string">
            <text:p text:style-name="P23">SPI_MOSI</text:p>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20</text:p>
          </table:table-cell>
          <table:table-cell table:style-name="Table3.B4" office:value-type="string">
            <text:p text:style-name="P23">gnd</text:p>
          </table:table-cell>
          <table:table-cell table:style-name="Table3.C4" office:value-type="string">
            <text:p text:style-name="Standard"/>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21</text:p>
          </table:table-cell>
          <table:table-cell table:style-name="Table3.B4" office:value-type="string">
            <text:p text:style-name="P23">GPIO9</text:p>
          </table:table-cell>
          <table:table-cell table:style-name="Table3.C4" office:value-type="string">
            <text:p text:style-name="P23">SPI_MISO</text:p>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22</text:p>
          </table:table-cell>
          <table:table-cell table:style-name="Table3.B4" office:value-type="string">
            <text:p text:style-name="P23">GPIO25</text:p>
          </table:table-cell>
          <table:table-cell table:style-name="Table3.C4" office:value-type="string">
            <text:p text:style-name="P23">GPIO_GEN6</text:p>
          </table:table-cell>
          <table:table-cell table:style-name="Table3.C4" office:value-type="string">
            <text:p text:style-name="P23">ptt2</text:p>
          </table:table-cell>
          <table:table-cell table:style-name="Table3.C4" office:value-type="string">
            <text:p text:style-name="Standard"/>
          </table:table-cell>
        </table:table-row>
        <table:table-row table:style-name="Table3.4">
          <table:table-cell table:style-name="Table3.A4" office:value-type="string">
            <text:p text:style-name="P5">23</text:p>
          </table:table-cell>
          <table:table-cell table:style-name="Table3.B4" office:value-type="string">
            <text:p text:style-name="P23">GPIO11</text:p>
          </table:table-cell>
          <table:table-cell table:style-name="Table3.C4" office:value-type="string">
            <text:p text:style-name="P23">SPI_SCLK</text:p>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24</text:p>
          </table:table-cell>
          <table:table-cell table:style-name="Table3.B4" office:value-type="string">
            <text:p text:style-name="P23">GPIO8</text:p>
          </table:table-cell>
          <table:table-cell table:style-name="Table3.C4" office:value-type="string">
            <text:p text:style-name="P23">SPI_CE0_N</text:p>
          </table:table-cell>
          <table:table-cell table:style-name="Table3.C4" office:value-type="string">
            <text:p text:style-name="P23">SPIG2A</text:p>
          </table:table-cell>
          <table:table-cell table:style-name="Table3.C4" office:value-type="string">
            <text:p text:style-name="Standard"/>
          </table:table-cell>
        </table:table-row>
        <table:table-row table:style-name="Table3.4">
          <table:table-cell table:style-name="Table3.A4" office:value-type="string">
            <text:p text:style-name="P5">25</text:p>
          </table:table-cell>
          <table:table-cell table:style-name="Table3.B4" office:value-type="string">
            <text:p text:style-name="P23">gnd</text:p>
          </table:table-cell>
          <table:table-cell table:style-name="Table3.C4" office:value-type="string">
            <text:p text:style-name="Standard"/>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26</text:p>
          </table:table-cell>
          <table:table-cell table:style-name="Table3.B4" office:value-type="string">
            <text:p text:style-name="P23">GPIO7</text:p>
          </table:table-cell>
          <table:table-cell table:style-name="Table3.C4" office:value-type="string">
            <text:p text:style-name="P23">SPI_CE1_N</text:p>
          </table:table-cell>
          <table:table-cell table:style-name="Table3.C4" office:value-type="string">
            <text:p text:style-name="P23">SPIG1</text:p>
          </table:table-cell>
          <table:table-cell table:style-name="Table3.C4" office:value-type="string">
            <text:p text:style-name="Standard"/>
          </table:table-cell>
        </table:table-row>
        <table:table-row table:style-name="Table3.4">
          <table:table-cell table:style-name="Table3.A4" office:value-type="string">
            <text:p text:style-name="P5">27</text:p>
          </table:table-cell>
          <table:table-cell table:style-name="Table3.B4" office:value-type="string">
            <text:p text:style-name="P23">ID_SD</text:p>
          </table:table-cell>
          <table:table-cell table:style-name="Table3.C4" office:value-type="string">
            <text:p text:style-name="Standard"/>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28</text:p>
          </table:table-cell>
          <table:table-cell table:style-name="Table3.B4" office:value-type="string">
            <text:p text:style-name="P23">ID_SC</text:p>
          </table:table-cell>
          <table:table-cell table:style-name="Table3.C4" office:value-type="string">
            <text:p text:style-name="Standard"/>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29</text:p>
          </table:table-cell>
          <table:table-cell table:style-name="Table3.B4" office:value-type="string">
            <text:p text:style-name="P23">GPIO5</text:p>
          </table:table-cell>
          <table:table-cell table:style-name="Table3.C4" office:value-type="string">
            <text:p text:style-name="Standard"/>
          </table:table-cell>
          <table:table-cell table:style-name="Table3.C4" office:value-type="string">
            <text:p text:style-name="P23">SPIA</text:p>
          </table:table-cell>
          <table:table-cell table:style-name="Table3.C4" office:value-type="string">
            <text:p text:style-name="Standard"/>
          </table:table-cell>
        </table:table-row>
        <table:table-row table:style-name="Table3.4">
          <table:table-cell table:style-name="Table3.A4" office:value-type="string">
            <text:p text:style-name="P5">30</text:p>
          </table:table-cell>
          <table:table-cell table:style-name="Table3.B4" office:value-type="string">
            <text:p text:style-name="P23">gnd</text:p>
          </table:table-cell>
          <table:table-cell table:style-name="Table3.C4" office:value-type="string">
            <text:p text:style-name="Standard"/>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31</text:p>
          </table:table-cell>
          <table:table-cell table:style-name="Table3.B4" office:value-type="string">
            <text:p text:style-name="P23">GPIO6</text:p>
          </table:table-cell>
          <table:table-cell table:style-name="Table3.C4" office:value-type="string">
            <text:p text:style-name="Standard"/>
          </table:table-cell>
          <table:table-cell table:style-name="Table3.C4" office:value-type="string">
            <text:p text:style-name="P23">SPIB</text:p>
          </table:table-cell>
          <table:table-cell table:style-name="Table3.C4" office:value-type="string">
            <text:p text:style-name="Standard"/>
          </table:table-cell>
        </table:table-row>
        <table:table-row table:style-name="Table3.4">
          <table:table-cell table:style-name="Table3.A4" office:value-type="string">
            <text:p text:style-name="P5">32</text:p>
          </table:table-cell>
          <table:table-cell table:style-name="Table3.B4" office:value-type="string">
            <text:p text:style-name="P23">GPIO12</text:p>
          </table:table-cell>
          <table:table-cell table:style-name="Table3.C4" office:value-type="string">
            <text:p text:style-name="Standard"/>
          </table:table-cell>
          <table:table-cell table:style-name="Table3.C4" office:value-type="string">
            <text:p text:style-name="P23">SPIC</text:p>
          </table:table-cell>
          <table:table-cell table:style-name="Table3.C4" office:value-type="string">
            <text:p text:style-name="Standard"/>
          </table:table-cell>
        </table:table-row>
        <table:table-row table:style-name="Table3.4">
          <table:table-cell table:style-name="Table3.A4" office:value-type="string">
            <text:p text:style-name="P5">33</text:p>
          </table:table-cell>
          <table:table-cell table:style-name="Table3.B4" office:value-type="string">
            <text:p text:style-name="P23">GPIO13</text:p>
          </table:table-cell>
          <table:table-cell table:style-name="Table3.C4" office:value-type="string">
            <text:p text:style-name="Standard"/>
          </table:table-cell>
          <table:table-cell table:style-name="Table3.C4" office:value-type="string">
            <text:p text:style-name="P23">LINK1O</text:p>
          </table:table-cell>
          <table:table-cell table:style-name="Table3.C4" office:value-type="string">
            <text:p text:style-name="Standard"/>
          </table:table-cell>
        </table:table-row>
        <table:table-row table:style-name="Table3.4">
          <table:table-cell table:style-name="Table3.A4" office:value-type="string">
            <text:p text:style-name="P5">34</text:p>
          </table:table-cell>
          <table:table-cell table:style-name="Table3.B4" office:value-type="string">
            <text:p text:style-name="P23">gnd</text:p>
          </table:table-cell>
          <table:table-cell table:style-name="Table3.C4" office:value-type="string">
            <text:p text:style-name="Standard"/>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35</text:p>
          </table:table-cell>
          <table:table-cell table:style-name="Table3.B4" office:value-type="string">
            <text:p text:style-name="P23">GPIO19</text:p>
          </table:table-cell>
          <table:table-cell table:style-name="Table3.C4" office:value-type="string">
            <text:p text:style-name="Standard"/>
          </table:table-cell>
          <table:table-cell table:style-name="Table3.C4" office:value-type="string">
            <text:p text:style-name="P23">pwm1</text:p>
          </table:table-cell>
          <table:table-cell table:style-name="Table3.C4" office:value-type="string">
            <text:p text:style-name="Standard"/>
          </table:table-cell>
        </table:table-row>
        <table:table-row table:style-name="Table3.4">
          <table:table-cell table:style-name="Table3.A4" office:value-type="string">
            <text:p text:style-name="P5">36</text:p>
          </table:table-cell>
          <table:table-cell table:style-name="Table3.B4" office:value-type="string">
            <text:p text:style-name="P23">GPIO16</text:p>
          </table:table-cell>
          <table:table-cell table:style-name="Table3.C4" office:value-type="string">
            <text:p text:style-name="Standard"/>
          </table:table-cell>
          <table:table-cell table:style-name="Table3.C4" office:value-type="string">
            <text:p text:style-name="P23">LINK1C</text:p>
          </table:table-cell>
          <table:table-cell table:style-name="Table3.C4" office:value-type="string">
            <text:p text:style-name="Standard"/>
          </table:table-cell>
        </table:table-row>
        <table:table-row table:style-name="Table3.4">
          <table:table-cell table:style-name="Table3.A4" office:value-type="string">
            <text:p text:style-name="P5">37</text:p>
          </table:table-cell>
          <table:table-cell table:style-name="Table3.B4" office:value-type="string">
            <text:p text:style-name="P23">GPIO37</text:p>
          </table:table-cell>
          <table:table-cell table:style-name="Table3.C4" office:value-type="string">
            <text:p text:style-name="Standard"/>
          </table:table-cell>
          <table:table-cell table:style-name="Table3.C4" office:value-type="string">
            <text:p text:style-name="P23">liknc2o</text:p>
          </table:table-cell>
          <table:table-cell table:style-name="Table3.C4" office:value-type="string">
            <text:p text:style-name="Standard"/>
          </table:table-cell>
        </table:table-row>
        <text:soft-page-break/>
        <table:table-row table:style-name="Table3.4">
          <table:table-cell table:style-name="Table3.A4" office:value-type="string">
            <text:p text:style-name="P5">38</text:p>
          </table:table-cell>
          <table:table-cell table:style-name="Table3.B4" office:value-type="string">
            <text:p text:style-name="P23">GPIO20</text:p>
          </table:table-cell>
          <table:table-cell table:style-name="Table3.C4" office:value-type="string">
            <text:p text:style-name="Standard"/>
          </table:table-cell>
          <table:table-cell table:style-name="Table3.C4" office:value-type="string">
            <text:p text:style-name="P23">link2c</text:p>
          </table:table-cell>
          <table:table-cell table:style-name="Table3.C4" office:value-type="string">
            <text:p text:style-name="Standard"/>
          </table:table-cell>
        </table:table-row>
        <table:table-row table:style-name="Table3.4">
          <table:table-cell table:style-name="Table3.A4" office:value-type="string">
            <text:p text:style-name="P5">39</text:p>
          </table:table-cell>
          <table:table-cell table:style-name="Table3.B4" office:value-type="string">
            <text:p text:style-name="P23">gnd</text:p>
          </table:table-cell>
          <table:table-cell table:style-name="Table3.C4" office:value-type="string">
            <text:p text:style-name="Standard"/>
          </table:table-cell>
          <table:table-cell table:style-name="Table3.C4" office:value-type="string">
            <text:p text:style-name="Standard"/>
          </table:table-cell>
          <table:table-cell table:style-name="Table3.C4" office:value-type="string">
            <text:p text:style-name="Standard"/>
          </table:table-cell>
        </table:table-row>
        <table:table-row table:style-name="Table3.4">
          <table:table-cell table:style-name="Table3.A4" office:value-type="string">
            <text:p text:style-name="P5">40</text:p>
          </table:table-cell>
          <table:table-cell table:style-name="Table3.B4" office:value-type="string">
            <text:p text:style-name="P23">GPIO21</text:p>
          </table:table-cell>
          <table:table-cell table:style-name="Table3.C4" office:value-type="string">
            <text:p text:style-name="Standard"/>
          </table:table-cell>
          <table:table-cell table:style-name="Table3.C4" office:value-type="string">
            <text:p text:style-name="Standard"/>
          </table:table-cell>
          <table:table-cell table:style-name="Table3.C4" office:value-type="string">
            <text:p text:style-name="Standard"/>
          </table:table-cell>
        </table:table-row>
      </table:table>
      <text:p text:style-name="Body"/>
      <text:p text:style-name="Body"/>
      <text:p text:style-name="Body"/>
      <text:p text:style-name="Body"/>
      <text:p text:style-name="Body"/>
      <text:p text:style-name="Body"/>
      <text:p text:style-name="Body"/>
      <text:h text:style-name="Heading_20_2" text:outline-level="2"><text:bookmark-start text:name="__RefHeading__1187_1671216759"/>I2C bus<text:bookmark-end text:name="__RefHeading__1187_1671216759"/></text:h>
      <text:p text:style-name="P9">There is a 3.3v and 5v shared I2C bus available for expansion such as extra GPIO or specific control functions. <text:s/>The 5V I2C is used on the board for slave addresses: so be careful when adding I2C devices.</text:p>
      <text:h text:style-name="Heading_20_2" text:outline-level="2"><text:bookmark-start text:name="__RefHeading__1189_1671216759"/>Audio Path Theory of Operation<text:bookmark-end text:name="__RefHeading__1189_1671216759"/></text:h>
      <text:p text:style-name="P9">The incoming audio from the receiver is gained up to be 2V peak to peak coming out of the input buffer. <text:s/>When the main audio is used to drive the soft CTCSS and DTMF decoder, there is a fixed attenuation before this level goes out to the computer, This path can be enabled for initial tune up. <text:s/>Software can be used to monitor this point and help adjust the base receiver level.</text:p>
      <text:p text:style-name="Body"/>
      <text:p text:style-name="P9">From the first level receiver input amplifier the signal level is adjustable to any of the 4 link / mixing busses:</text:p>
      <text:list xml:id="list172641930958773" text:continue-numbering="true" text:style-name="WWNum2">
        <text:list-item>
          <text:p text:style-name="P10">Link 0, local transmitter only.</text:p>
        </text:list-item>
        <text:list-item>
          <text:p text:style-name="P10">Link 1, either transmitter on this node.</text:p>
        </text:list-item>
        <text:list-item>
          <text:p text:style-name="P10">Link 2, an external link</text:p>
        </text:list-item>
        <text:list-item>
          <text:p text:style-name="P10">Link 3, an external link</text:p>
        </text:list-item>
      </text:list>
      <text:p text:style-name="P9">The link connection and level are controllable via the software controllable potentiometers. <text:s/>Remember that these soft pots also contain switches and the connection to any of these points is disconnected when not in use.</text:p>
      <text:p text:style-name="Body"/>
      <text:p text:style-name="P9">From the link / mixing busses the signal can be picked up by the programmable gain amplifier which has the ability to select any of the 4 sources as its input. <text:s/>If needed gain can be applied here. <text:s/>This output is then mixed with the sound card output buffer before being sent to the transmitter.</text:p>
      <text:p text:style-name="Body"/>
      <text:p text:style-name="P9">From the USB sound card a programmable gain buffer is used to buffer the sound card output to a fixed impedance. <text:s/>This is then mixed with the receive audio from the programmable gain amplifier above.</text:p>
      <text:p text:style-name="Body"/>
      <text:p text:style-name="P9">The transmit audio is a programmable gain buffer which gets the sum of the selected receive audio and <text:soft-page-break/>the sound card audio.</text:p>
      <text:p text:style-name="Body"/>
      <text:p text:style-name="P9">When discriminator output is used to drive the CTCSS decoder the buffer from eh CTCSS input is buffered to 2V peak to peak and then attenuated before going out to the USB sound card to be used for the soft CTCSS and DTMF decoding.</text:p>
      <text:p text:style-name="Body"/>
      <text:p text:style-name="P9">All the audio circuits are reference to Vref at 2.5 V and supplied from the 5V supply. <text:s/>The 5V analog supply is just a low pass filter version of the 5V supply bucked from 12V supply.</text:p>
      <text:p text:style-name="Body"/>
      <text:h text:style-name="P6" text:outline-level="1"><text:bookmark-start text:name="__RefHeading__1191_1671216759"/>Quick Start Guide<text:bookmark-end text:name="__RefHeading__1191_1671216759"/></text:h>
      <text:p text:style-name="Body"><text:span text:style-name="T1">Since we are currently in “developer mode” it is highly recommended that you have a HDMI monitor and USB keyboard and mouse on your Raspberry Pi and to have your Raspberry Pi on the internet, hardwired or wireless with a high speed data connection for all the software you will install.</text:span></text:p>
      <text:h text:style-name="Heading_20_2" text:outline-level="2"><text:bookmark-start text:name="__RefHeading__1193_1671216759"/>Install Rasbian.<text:bookmark-end text:name="__RefHeading__1193_1671216759"/></text:h>
      <text:p text:style-name="P9">Jessie is what is being used for the initial bring up. <text:s/>Follow the directions one the raspberry pi web site to install the base operating system.</text:p>
      <text:h text:style-name="Heading_20_2" text:outline-level="2"><text:bookmark-start text:name="__RefHeading__1195_1671216759"/>Post configure your raspberry pi<text:bookmark-end text:name="__RefHeading__1195_1671216759"/></text:h>
      <text:p text:style-name="P9">Run raspi-config:</text:p>
      <text:list xml:id="list6981801369397359351" text:style-name="WWNum4">
        <text:list-item>
          <text:p text:style-name="P12">Set your host name to be unique; <text:s/>Suggestion callsign_frequency: ie n1ddk_224_080</text:p>
        </text:list-item>
        <text:list-item>
          <text:p text:style-name="P12">Enable spi (under advanced options)</text:p>
        </text:list-item>
        <text:list-item>
          <text:p text:style-name="P12">Strongly suggested to set your internationalization options, timezone, keyboard, etc.</text:p>
        </text:list-item>
      </text:list>
      <text:h text:style-name="Heading_20_2" text:outline-level="2"><text:bookmark-start text:name="__RefHeading__1197_1671216759"/>Update your Raspberry Pi<text:bookmark-end text:name="__RefHeading__1197_1671216759"/></text:h>
      <text:p text:style-name="P9">sudo aptget-update</text:p>
      <text:p text:style-name="P9">sudo aptget-upgrade</text:p>
      <text:p text:style-name="Body"/>
      <text:h text:style-name="Heading_20_2" text:outline-level="2"><text:bookmark-start text:name="__RefHeading__1199_1671216759"/>Install supplemental packages<text:bookmark-end text:name="__RefHeading__1199_1671216759"/></text:h>
      <text:p text:style-name="P9">sudo apt-get install -y python-dev</text:p>
      <text:p text:style-name="P9">sudo apt-get install -y espeak</text:p>
      <text:p text:style-name="Body"/>
      <text:h text:style-name="Heading_20_2" text:outline-level="2"><text:bookmark-start text:name="__RefHeading__1201_1671216759"/>Bring in the git repository for the repeater control software<text:bookmark-end text:name="__RefHeading__1201_1671216759"/></text:h>
      <text:p text:style-name="P9">git clone …</text:p>
      <text:p text:style-name="Body"/>
      <text:h text:style-name="Heading_20_2" text:outline-level="2"><text:bookmark-start text:name="__RefHeading__1203_1671216759"/>give it a test spin<text:bookmark-end text:name="__RefHeading__1203_1671216759"/></text:h>
      <text:p text:style-name="P9">sudo python/main.py</text:p>
      <text:h text:style-name="P6" text:outline-level="1"><text:bookmark-start text:name="__RefHeading__1205_1671216759"/><text:soft-page-break/>Software Description<text:bookmark-end text:name="__RefHeading__1205_1671216759"/></text:h>
      <text:h text:style-name="Heading_20_2" text:outline-level="2"><text:bookmark-start text:name="__RefHeading__1207_1671216759"/>Configuration XML<text:bookmark-end text:name="__RefHeading__1207_1671216759"/></text:h>
      <text:p text:style-name="P9">The config.xml file contains a template and sample configuration for the controller. <text:s/>Although intended to be machine readable it is generally human readable. <text:s/>The Controller contains a GUI with limited capability to dump the file, however a full functioning editor for this file could be developed.</text:p>
      <text:p text:style-name="Body"/>
      <text:p text:style-name="P9">Once the host name four your RaspberryPi node is set, a node specific version of this file will be loaded (and saved) using the naming rules defined below.</text:p>
      <text:h text:style-name="Heading_20_2" text:outline-level="2"><text:bookmark-start text:name="__RefHeading__1209_1671216759"/>File Loading and Overriding<text:bookmark-end text:name="__RefHeading__1209_1671216759"/></text:h>
      <text:p text:style-name="Body"><text:span text:style-name="T1">The Python and config files are by default in the python directory. <text:s/>Once your host name is set to something other then the default of ‘raspberrypi’ if a directory matching your host name exists files in that directory will have precedence over files in the python directory. <text:s/>Additionally the file &lt;hostname&gt;/&lt;hostname&gt;.xml (where &lt;hostname&gt; is replaced with your host name) will be the highest precedence configuration file and will be the file name used when saved from the GUI.</text:span></text:p>
      <text:p text:style-name="Body"/>
      <text:p text:style-name="P9">If you want to override any of the python files with your user code, you can copy the file from the python directory and edit it and place it in the &lt;hostname&gt; directory. <text:s/>However note that if you get an update to the code, it will not be reflected in your edited files.</text:p>
      <text:h text:style-name="Heading_20_2" text:outline-level="2"><text:bookmark-start text:name="__RefHeading__1211_1671216759"/>Primary C programs<text:bookmark-end text:name="__RefHeading__1211_1671216759"/></text:h>
      <text:p text:style-name="P9">These program reside in the bin directory; C source, headers and makefile are provided in the c directory. <text:s/>They are called and run directly from the main python code; however you can trunthem and test them form the command line if you wish to experiment with them.</text:p>
      <text:h text:style-name="Heading_20_3" text:outline-level="3"><text:bookmark-start text:name="__RefHeading__1213_1671216759"/>multimon<text:bookmark-end text:name="__RefHeading__1213_1671216759"/></text:h>
      <text:p text:style-name="Body"><text:span text:style-name="T1">Multimon was written in 1996 by </text:span>Thomas Sailer (sailer@ife.ee.ethz.ch, <text:a xlink:type="simple" xlink:href="mailto:hb9jnx@hb9w.che.eu" text:style-name="Internet_20_link" text:visited-style-name="Visited_20_Internet_20_Link"><text:span text:style-name="Hyperlink.0">hb9jnx@hb9w.che.eu</text:span></text:a>)<text:span text:style-name="T1"> and released with GNU general public license. <text:s/>It has been significantly enhanced by James Lee N1DDK in 2016 and 2017 to include ALSA input and CTCSS decoding. <text:s/>Additionally the DTMF decoding has been enhanced to decode larger windows for less glitching and a ‘mute’ output was added to the DTMF decoding.</text:span></text:p>
      <text:p text:style-name="Body"/>
      <text:p text:style-name="P9">Multimon includes the capability to decode many other formats such as bell202 for APRS, those capabilities exist within the program but are not currently used by the repeater controller.</text:p>
      <text:h text:style-name="Heading_20_3" text:outline-level="3"><text:bookmark-start text:name="__RefHeading__1215_1671216759"/>mout<text:bookmark-end text:name="__RefHeading__1215_1671216759"/></text:h>
      <text:p text:style-name="P9">mout is the Morse output routine based on ascii to morse code written by James Lee (KA1KUB in 1983) and ported to C in 2016 and added ALSA output in 2017 by James Lee N1DDK. This code take a command line of exactly 5 arguments:</text:p>
      <text:p text:style-name="P9">mout &lt;device&gt; &lt;wpm&gt; &lt;freq&gt; &lt;amplitude&gt; &lt;message&gt;</text:p>
      <text:p text:style-name="P9">i.e.: </text:p>
      <text:p text:style-name="P9">mout sysdefault:CARD=Device 22 660 <text:s/>1000 "this is a test "</text:p>
      <text:p text:style-name="Body"/>
      <text:h text:style-name="Heading_20_3" text:outline-level="3"><text:bookmark-start text:name="__RefHeading__1217_1671216759"/><text:soft-page-break/>tout<text:bookmark-end text:name="__RefHeading__1217_1671216759"/></text:h>
      <text:p text:style-name="P9">Tout is the general purpose tone generator. It take inputs in sets of 3 and generates one or more tones in a sequence.</text:p>
      <text:p text:style-name="Body"><text:span text:style-name="T1">tout &lt;</text:span>device<text:span text:style-name="T1">&gt;</text:span> <text:s/><text:span text:style-name="T1">&lt;</text:span><text:span text:style-name="T2">freq</text:span><text:span text:style-name="T1">&gt;</text:span> <text:span text:style-name="T1">&lt;amplitude&gt;</text:span> <text:span text:style-name="T1">&lt;</text:span>duration<text:span text:style-name="T1">&gt;</text:span> [<text:span text:style-name="T1">&lt;</text:span><text:span text:style-name="T2">freq</text:span><text:span text:style-name="T1">&gt;</text:span> <text:span text:style-name="T1">&lt;</text:span>amplitude<text:span text:style-name="T1">&gt;</text:span> <text:span text:style-name="T1">&lt;</text:span>duration<text:span text:style-name="T1">&gt;</text:span>...]</text:p>
      <text:p text:style-name="P9">i.e.:</text:p>
      <text:p text:style-name="P9">tout sysdefault:CARD=Device 660 <text:s/>1000 100</text:p>
      <text:p text:style-name="Body"><text:span text:style-name="T1">tout </text:span>sysdefault:CARD=Device 660 <text:s/>1000 100 100 0 10 440 900 48</text:p>
      <text:p text:style-name="Body"/>
      <text:h text:style-name="Heading_20_2" text:outline-level="2"><text:bookmark-start text:name="__RefHeading__1219_1671216759"/>System Executables<text:bookmark-end text:name="__RefHeading__1219_1671216759"/></text:h>
      <text:h text:style-name="Heading_20_3" text:outline-level="3"><text:bookmark-start text:name="__RefHeading__1221_1671216759"/>aplay<text:bookmark-end text:name="__RefHeading__1221_1671216759"/></text:h>
      <text:p text:style-name="P9">Aplay is the ALSA play file utility used to play wave files. <text:s/>It is called (from the system) by the controller code when a wave file is needed to be played.</text:p>
      <text:h text:style-name="Heading_20_3" text:outline-level="3"><text:bookmark-start text:name="__RefHeading__1223_1671216759"/>espeak<text:bookmark-end text:name="__RefHeading__1223_1671216759"/></text:h>
      <text:p text:style-name="P9">Espeak which was one of the additional packages you needed to load is a text to speech routine which can be used in messaging and is used int he talking clock announcements.</text:p>
      <text:h text:style-name="Heading_20_2" text:outline-level="2"><text:bookmark-start text:name="__RefHeading__1225_1671216759"/>Python Files<text:bookmark-end text:name="__RefHeading__1225_1671216759"/></text:h>
      <text:h text:style-name="Heading_20_3" text:outline-level="3"><text:bookmark-start text:name="__RefHeading__1227_1671216759"/>main.py<text:bookmark-end text:name="__RefHeading__1227_1671216759"/></text:h>
      <text:p text:style-name="P9">As the name describes this the the main entry and launch point for the code. <text:s/>It brings in the other files and instantiates the 2 repeater ports, 2 command queues the GUI and (TBD other network control ports)</text:p>
      <text:p text:style-name="P9">Once all the objects are instantiated, it called “load XML” to read in the configuration file. <text:s/>Next it starts threads for the 2 ports and the 2 command processors and the GUI.</text:p>
      <text:h text:style-name="Heading_20_3" text:outline-level="3"><text:bookmark-start text:name="__RefHeading__1229_1671216759"/>radioPort.py<text:bookmark-end text:name="__RefHeading__1229_1671216759"/></text:h>
      <text:p text:style-name="P9">This file has the place holders for all the configurable items on each radio port. <text:s/>It defines the RX and TX classes and the radioPort class. <text:s/>The radioPort creates multiple timers and instantiates the RX and TX classes and the FSM for each port.</text:p>
      <text:h text:style-name="Heading_20_3" text:outline-level="3"><text:bookmark-start text:name="__RefHeading__1231_1671216759"/>rptfsm.py<text:bookmark-end text:name="__RefHeading__1231_1671216759"/></text:h>
      <text:p text:style-name="P9">This file is the state machine that controls the behavior of a repeater or link. <text:s/>it is separated from the radioPort file since it is likely to undergo significant enhancement.</text:p>
      <text:h text:style-name="Heading_20_3" text:outline-level="3"><text:bookmark-start text:name="__RefHeading__1233_1671216759"/>cmd.py<text:bookmark-end text:name="__RefHeading__1233_1671216759"/></text:h>
      <text:p text:style-name="P9">This file houses both the command look up table (touch tome codes) for both ports and the code that is executed when a command is entered. <text:s/>It is likely to be greatly enhanced, as well as customized by for each repeater.</text:p>
      <text:h text:style-name="P6" text:outline-level="1"><text:bookmark-start text:name="__RefHeading__1235_1671216759"/><text:soft-page-break/>Repeater Control Flow<text:bookmark-end text:name="__RefHeading__1235_1671216759"/></text:h>
      <text:h text:style-name="Heading_20_2" text:outline-level="2"><text:bookmark-start text:name="__RefHeading__1237_1671216759"/>state machines<text:bookmark-end text:name="__RefHeading__1237_1671216759"/></text:h>
      <text:h text:style-name="Heading_20_2" text:outline-level="2"><text:bookmark-start text:name="__RefHeading__1239_1671216759"/>timers<text:bookmark-end text:name="__RefHeading__1239_1671216759"/></text:h>
      <text:h text:style-name="Heading_20_2" text:outline-level="2"><text:bookmark-start text:name="__RefHeading__1241_1671216759"/>command flow<text:bookmark-end text:name="__RefHeading__1241_1671216759"/></text:h>
      <text:h text:style-name="Heading_20_2" text:outline-level="2"><text:bookmark-start text:name="__RefHeading__1243_1671216759"/>queues<text:bookmark-end text:name="__RefHeading__1243_1671216759"/></text:h>
      <text:h text:style-name="Heading_20_3" text:outline-level="3"><text:bookmark-start text:name="__RefHeading__1245_1671216759"/>Example of Queuable “messages”<text:bookmark-end text:name="__RefHeading__1245_1671216759"/></text:h>
      <text:h text:style-name="Heading_20_3" text:outline-level="3"><text:bookmark-start text:name="__RefHeading__1247_1671216759"/>Altername Messages<text:bookmark-end text:name="__RefHeading__1247_1671216759"/></text:h>
      <text:h text:style-name="Heading_20_2" text:outline-level="2"/>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swiss"/>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39b7d8" draw:end-color="#a5e6ff" draw:start-intensity="100%" draw:end-intensity="100%" draw:angle="1800" draw:border="0%"/>
    <draw:gradient draw:name="Gradient_20_3" draw:display-name="Gradient 3" draw:style="linear" draw:start-color="#ff953e" draw:end-color="#ffd1bb" draw:start-intensity="100%" draw:end-intensity="100%" draw:angle="1800" draw:border="0%"/>
    <draw:gradient draw:name="Gradient_20_4" draw:display-name="Gradient 4" draw:style="linear" draw:start-color="#ff953e" draw:end-color="#ffd1bb" draw:start-intensity="100%" draw:end-intensity="100%" draw:angle="0" draw:border="0%"/>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ackground-color="#ffffff" fo:padding="0in" fo:border="none" fo:keep-with-next="auto" text:number-lines="true" text:line-number="0" style:text-autospace="ideograph-alpha" style:punctuation-wrap="hanging" style:line-break="strict" style:tab-stop-distance="0.4925in" style:writing-mode="page">
        <style:background-image/>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padding="0in" fo:border="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parent-style-name="Standard" style:default-outline-level="1" style:list-style-name="" style:class="text">
      <style:paragraph-properties fo:margin-left="0.3in" fo:margin-right="0in" fo:margin-top="0.1665in" fo:margin-bottom="0.0835in" loext:contextual-spacing="false" fo:line-height="100%" fo:text-align="start" style:justify-single-word="false" fo:keep-together="auto" fo:orphans="0" fo:widows="0" fo:hyphenation-ladder-count="no-limit" fo:text-indent="-0.3in" style:auto-text-indent="false" fo:background-color="#ffffff" fo:keep-with-next="always" style:writing-mode="lr-tb">
        <style:tab-stops>
          <style:tab-stop style:position="0.3in"/>
        </style:tab-stops>
        <style:background-image/>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letter-spacing="normal" fo:language="fr" fo:country="FR" fo:font-style="normal" style:text-underline-style="none" fo:font-weight="bold" style:letter-kerning="false" style:font-name-asian="Arial Unicode MS" style:font-family-asian="'Arial Unicode MS'" style:font-family-generic-asian="system" style:font-pitch-asian="variable" style:font-size-asian="18pt" style:font-style-asian="normal" style:font-weight-asian="bold" style:font-name-complex="Arial Unicode MS" style:font-family-complex="'Arial Unicode MS'" style:font-family-generic-complex="system" style:font-pitch-complex="variable" style:font-size-complex="18pt" style:font-style-complex="normal"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_26__20_Footer" style:display-name="Header &amp; Footer" style:family="paragraph" style:default-outline-level="">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ackground-color="#ffffff" fo:keep-with-next="auto" style:writing-mode="lr-tb">
        <style:tab-stops>
          <style:tab-stop style:position="6.2638in" style:type="right"/>
        </style:tab-stops>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Body" style:family="paragraph" style:default-outline-level="">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it" fo:country="IT"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style:style>
    <style:style style:name="Table_20_Contents" style:display-name="Table Contents" style:family="paragraph" style:parent-style-name="Standard" style:default-outline-level="" style:class="extra">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margin-left="0in" fo:margin-right="0in" fo:margin-top="0in" fo:margin-bottom="0in" loext:contextual-spacing="false" fo:line-height="100%" fo:text-align="center" style:justify-single-word="false" fo:keep-together="auto" fo:orphans="0" fo:widows="0"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bold" style:letter-kerning="false"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false" fo:hyphenation-remain-char-count="2" fo:hyphenation-push-char-count="2"/>
    </style:style>
    <style:style style:name="Contents_20_Heading" style:display-name="Contents Heading" style:family="paragraph" style:parent-style-name="Heading" style:default-outline-level="" style:class="index">
      <style:paragraph-properties fo:margin-left="0in" fo:margin-right="0in" fo:margin-top="0.1665in" fo:margin-bottom="0.0835in" loext:contextual-spacing="false" fo:line-height="100%" fo:text-align="start" style:justify-single-word="false" fo:keep-together="auto" fo:orphans="0" fo:widows="0" fo:hyphenation-ladder-count="no-limit" fo:text-indent="0in" style:auto-text-indent="false" fo:background-color="#ffffff"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6pt" fo:letter-spacing="normal" fo:language="en" fo:country="US" fo:font-style="normal" style:text-underline-style="none" fo:font-weight="bold" style:letter-kerning="false" style:font-name-asian="Arial Unicode MS" style:font-family-asian="'Arial Unicode MS'" style:font-family-generic-asian="system" style:font-pitch-asian="variable" style:font-size-asian="16pt" style:font-style-asian="normal" style:font-weight-asian="bold" style:font-name-complex="Arial Unicode MS" style:font-family-complex="'Arial Unicode MS'" style:font-family-generic-complex="system" style:font-pitch-complex="variable" style:font-size-complex="16pt" style:font-style-complex="normal" style:font-weight-complex="bold" fo:hyphenate="false" fo:hyphenation-remain-char-count="2" fo:hyphenation-push-char-count="2"/>
    </style:style>
    <style:style style:name="Heading_20_2" style:display-name="Heading 2" style:family="paragraph" style:parent-style-name="Heading" style:default-outline-level="2" style:list-style-name="" style:class="text">
      <style:paragraph-properties fo:margin-left="0.4in" fo:margin-right="0in" fo:margin-top="0.139in" fo:margin-bottom="0.0835in" loext:contextual-spacing="false" fo:line-height="100%" fo:text-align="start" style:justify-single-word="false" fo:keep-together="auto" fo:orphans="0" fo:widows="0" fo:hyphenation-ladder-count="no-limit" fo:text-indent="-0.4in" style:auto-text-indent="false" fo:background-color="#ffffff" fo:keep-with-next="always" style:writing-mode="lr-tb">
        <style:tab-stops>
          <style:tab-stop style:position="0.4in"/>
        </style:tab-stops>
        <style:background-image/>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6pt" fo:letter-spacing="normal" fo:language="en" fo:country="US" fo:font-style="normal" style:text-underline-style="none" fo:font-weight="bold" style:letter-kerning="false" style:font-name-asian="Arial Unicode MS" style:font-family-asian="'Arial Unicode MS'" style:font-family-generic-asian="system" style:font-pitch-asian="variable" style:font-size-asian="16pt" style:font-style-asian="normal" style:font-weight-asian="bold" style:font-name-complex="Arial Unicode MS" style:font-family-complex="'Arial Unicode MS'" style:font-family-generic-complex="system" style:font-pitch-complex="variable" style:font-size-complex="16pt" style:font-style-complex="normal" style:font-weight-complex="bold" fo:hyphenate="false" fo:hyphenation-remain-char-count="2" fo:hyphenation-push-char-count="2"/>
    </style:style>
    <style:style style:name="Heading_20_3" style:display-name="Heading 3" style:family="paragraph" style:parent-style-name="Heading" style:default-outline-level="3" style:list-style-name="" style:class="text">
      <style:paragraph-properties fo:margin-left="0.5in" fo:margin-right="0in" fo:margin-top="0.0972in" fo:margin-bottom="0.0835in" loext:contextual-spacing="false" fo:line-height="100%" fo:text-align="start" style:justify-single-word="false" fo:keep-together="auto" fo:orphans="0" fo:widows="0" fo:hyphenation-ladder-count="no-limit" fo:text-indent="-0.5in" style:auto-text-indent="false" fo:background-color="#ffffff" fo:keep-with-next="always" style:writing-mode="lr-tb">
        <style:tab-stops>
          <style:tab-stop style:position="0.5in"/>
        </style:tab-stops>
        <style:background-image/>
      </style:paragraph-properties>
      <style:text-properties fo:font-variant="normal" fo:text-transform="none" fo:color="#808080" style:text-outline="false" style:text-line-through-style="none" style:text-line-through-type="none" style:text-position="0% 100%" style:font-name="Arial" fo:font-family="Arial" style:font-family-generic="swiss" style:font-pitch="variable" fo:font-size="14pt" fo:letter-spacing="normal" fo:language="en" fo:country="US" fo:font-style="normal" style:text-underline-style="none" fo:font-weight="bold" style:letter-kerning="false" style:font-name-asian="Arial Unicode MS" style:font-family-asian="'Arial Unicode MS'" style:font-family-generic-asian="system" style:font-pitch-asian="variable" style:font-size-asian="14pt" style:font-style-asian="normal" style:font-weight-asian="bold" style:font-name-complex="Arial Unicode MS" style:font-family-complex="'Arial Unicode MS'" style:font-family-generic-complex="system" style:font-pitch-complex="variable" style:font-size-complex="14pt" style:font-style-complex="normal" style:font-weight-complex="bold" fo:hyphenate="false" fo:hyphenation-remain-char-count="2" fo:hyphenation-push-char-count="2"/>
    </style:style>
    <style:style style:name="Label" style:family="paragraph" style:default-outline-level="1" style:list-style-name="">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Cambria" fo:font-family="Cambria" style:font-family-generic="roman" style:font-pitch="variable" fo:font-size="18pt" fo:letter-spacing="normal" fo:language="en" fo:country="US" fo:font-style="normal" style:text-underline-style="none" fo:font-weight="normal" style:letter-kerning="false" style:font-name-asian="Cambria1" style:font-family-asian="Cambria" style:font-family-generic-asian="system" style:font-pitch-asian="variable" style:font-size-asian="18pt" style:font-style-asian="normal" style:font-weight-asian="normal" style:font-name-complex="Cambria1" style:font-family-complex="Cambria" style:font-family-generic-complex="system" style:font-pitch-complex="variable" style:font-size-complex="18pt" style:font-style-complex="normal" style:font-weight-complex="normal" fo:hyphenate="false" fo:hyphenation-remain-char-count="2" fo:hyphenation-push-char-count="2"/>
    </style:style>
    <style:style style:name="Table_20_Style_20_1" style:display-name="Table Style 1" style:family="paragraph" style:default-outline-level="">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0pt" fo:letter-spacing="normal" fo:font-style="normal" style:text-underline-style="none" fo:font-weight="bold" style:letter-kerning="false" style:font-name-asian="Helvetica1" style:font-family-asian="Helvetica" style:font-family-generic-asian="system" style:font-pitch-asian="variable" style:font-size-asian="10pt" style:font-style-asian="normal" style:font-weight-asian="bold" style:font-name-complex="Helvetica1" style:font-family-complex="Helvetica"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0pt" fo:letter-spacing="normal" fo:font-style="normal" style:text-underline-style="none" fo:font-weight="normal" style:letter-kerning="false" style:font-name-asian="Helvetica1" style:font-family-asian="Helvetica" style:font-family-generic-asian="system" style:font-pitch-asian="variable" style:font-size-asian="10pt" style:font-style-asian="normal" style:font-weight-asian="normal" style:font-name-complex="Helvetica1" style:font-family-complex="Helvetica" style:font-family-generic-complex="system" style:font-pitch-complex="variable" style:font-size-complex="10pt" style:font-style-complex="normal" style:font-weight-complex="normal" fo:hyphenate="true" fo:hyphenation-remain-char-count="2" fo:hyphenation-push-char-count="2"/>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Drawing" style:family="paragraph" style:parent-style-name="Caption"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yperlink.0" style:family="text" style:parent-style-name="Internet_20_link">
      <style:text-properties fo:color="#0000ff"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fo:background-color="#000000" style:text-scale="100%" style:font-relief="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s">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ettered">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1311in" fo:margin-left="0.1311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311in" fo:margin-left="0.548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311in" fo:margin-left="0.9646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311in" fo:margin-left="1.3811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311in" fo:margin-left="1.79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311in" fo:margin-left="2.2146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311in" fo:margin-left="2.6311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311in" fo:margin-left="3.048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311in" fo:margin-left="3.46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1311in" fo:margin-left="0.1311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311in" fo:margin-left="0.548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311in" fo:margin-left="0.9646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311in" fo:margin-left="1.3811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311in" fo:margin-left="1.79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311in" fo:margin-left="2.2146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311in" fo:margin-left="2.6311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311in" fo:margin-left="3.048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311in" fo:margin-left="3.46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193in" fo:margin-left="0.2193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193in" fo:margin-left="0.9138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0.2193in" fo:margin-left="1.6083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193in" fo:margin-left="2.3028in"/>
        </style:list-level-properties>
      </text:list-level-style-number>
      <text:list-level-style-number text:level="5" text:style-name="ListLabel_20_1" style:num-suffix=")" style:num-format="1">
        <style:list-level-properties text:list-level-position-and-space-mode="label-alignment">
          <style:list-level-label-alignment text:label-followed-by="listtab" fo:text-indent="-0.2193in" fo:margin-left="2.9972in"/>
        </style:list-level-properties>
      </text:list-level-style-number>
      <text:list-level-style-number text:level="6" text:style-name="ListLabel_20_1" style:num-suffix=")" style:num-format="1">
        <style:list-level-properties text:list-level-position-and-space-mode="label-alignment">
          <style:list-level-label-alignment text:label-followed-by="listtab" fo:text-indent="-0.2193in" fo:margin-left="3.6917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193in" fo:margin-left="4.3862in"/>
        </style:list-level-properties>
      </text:list-level-style-number>
      <text:list-level-style-number text:level="8" text:style-name="ListLabel_20_1" style:num-suffix=")" style:num-format="1">
        <style:list-level-properties text:list-level-position-and-space-mode="label-alignment">
          <style:list-level-label-alignment text:label-followed-by="listtab" fo:text-indent="-0.2193in" fo:margin-left="5.0807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0.2193in" fo:margin-left="5.7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193in" fo:margin-left="0.2193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193in" fo:margin-left="0.9138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0.2193in" fo:margin-left="1.6083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193in" fo:margin-left="2.3028in"/>
        </style:list-level-properties>
      </text:list-level-style-number>
      <text:list-level-style-number text:level="5" text:style-name="ListLabel_20_1" style:num-suffix=")" style:num-format="1">
        <style:list-level-properties text:list-level-position-and-space-mode="label-alignment">
          <style:list-level-label-alignment text:label-followed-by="listtab" fo:text-indent="-0.2193in" fo:margin-left="2.9972in"/>
        </style:list-level-properties>
      </text:list-level-style-number>
      <text:list-level-style-number text:level="6" text:style-name="ListLabel_20_1" style:num-suffix=")" style:num-format="1">
        <style:list-level-properties text:list-level-position-and-space-mode="label-alignment">
          <style:list-level-label-alignment text:label-followed-by="listtab" fo:text-indent="-0.2193in" fo:margin-left="3.6917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193in" fo:margin-left="4.3862in"/>
        </style:list-level-properties>
      </text:list-level-style-number>
      <text:list-level-style-number text:level="8" text:style-name="ListLabel_20_1" style:num-suffix=")" style:num-format="1">
        <style:list-level-properties text:list-level-position-and-space-mode="label-alignment">
          <style:list-level-label-alignment text:label-followed-by="listtab" fo:text-indent="-0.2193in" fo:margin-left="5.0807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0.2193in" fo:margin-left="5.7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_20__26__20_Footer">
      <style:paragraph-properties fo:text-align="start" style:justify-single-word="false" style:writing-mode="lr-tb"/>
    </style:style>
    <style:page-layout style:name="Mpm1">
      <style:page-layout-properties fo:page-width="8.5in" fo:page-height="11in" style:num-format="1" style:print-orientation="portrait" fo:margin-top="0in" fo:margin-bottom="0in" fo:margin-left="0.7874in" fo:margin-right="0.7874in" style:writing-mode="rl-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5T17:26:39.101268224</dc:date>
    <meta:editing-duration>PT39M8S</meta:editing-duration>
    <meta:editing-cycles>6</meta:editing-cycles>
    <meta:generator>LibreOffice/4.3.3.2$Linux_ARM_EABI LibreOffice_project/430m0$Build-2</meta:generator>
    <meta:document-statistic meta:table-count="3" meta:image-count="0" meta:object-count="0" meta:page-count="18" meta:paragraph-count="418" meta:word-count="3113" meta:character-count="17472" meta:non-whitespace-character-count="14771"/>
  </office:meta>
</office:document-meta>
</file>